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3" svg:font-family="'Liberation Sans'" style:font-adornments="Standaard" style:font-family-generic="swiss" style:font-pitch="variable"/>
    <style:font-face style:name="Liberation Sans4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3" style:family="table-row">
      <style:table-row-properties style:min-row-height="0.388cm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Header" style:master-page-name="Standard">
      <style:paragraph-properties style:page-number="auto"/>
    </style:style>
    <style:style style:name="P2" style:family="paragraph" style:parent-style-name="Standard">
      <style:text-properties fo:color="#000000" loext:opacity="100%" style:text-line-through-style="none" style:text-line-through-type="none" style:font-name="Liberation Sans1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f1e3d1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Liberation Sans1" fo:font-size="12pt" fo:letter-spacing="normal" fo:language="nl" fo:country="NL" fo:font-style="normal" fo:font-weight="normal" officeooo:rsid="0f1e3d19" officeooo:paragraph-rsid="10c7cd3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officeooo:paragraph-rsid="111cdaf8"/>
    </style:style>
    <style:style style:name="P6" style:family="paragraph">
      <style:paragraph-properties fo:text-align="start"/>
      <style:text-properties style:text-line-through-style="none" style:text-line-through-type="none" fo:font-family="'Liberation Mono'" style:font-style-name="Standaard" style:font-family-generic="modern" style:font-pitch="variable" fo:font-size="10pt" fo:font-style="normal" style:text-underline-style="none" fo:font-weight="normal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e3c68"/>
    </style:style>
    <style:style style:name="P8" style:family="paragraph">
      <style:paragraph-properties fo:text-align="start"/>
      <style:text-properties style:text-line-through-style="none" style:text-line-through-type="none" fo:font-family="Arial" style:font-style-name="Standaard" style:font-family-generic="swiss" style:font-pitch="variable" fo:font-size="12pt" fo:font-style="normal" style:text-underline-style="none" fo:font-weight="normal"/>
    </style:style>
    <style:style style:name="P9" style:family="paragraph" style:parent-style-name="Standard">
      <style:text-properties officeooo:paragraph-rsid="10eb1cc2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1" fo:font-size="12pt" fo:letter-spacing="normal" fo:language="nl" fo:country="NL" fo:font-style="normal" fo:font-weight="normal" officeooo:rsid="047cacfc" officeooo:paragraph-rsid="105e3c6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3fe0b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line-height="100%">
        <style:tab-stops/>
      </style:paragraph-properties>
      <style:text-properties officeooo:paragraph-rsid="10900970"/>
    </style:style>
    <style:style style:name="P14" style:family="paragraph" style:parent-style-name="Standard">
      <style:paragraph-properties fo:line-height="100%">
        <style:tab-stops/>
      </style:paragraph-properties>
      <style:text-properties style:font-name="Liberation Sans1" fo:font-size="12pt" officeooo:paragraph-rsid="10900970" fo:background-color="transparent" style:font-size-asian="12pt" style:font-size-complex="12pt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16" style:family="paragraph" style:parent-style-name="Standard" style:list-style-name="L1">
      <style:text-properties fo:color="#000000" loext:opacity="100%" style:font-name="Liberation Sans1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7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officeooo:paragraph-rsid="0cc50ec9"/>
    </style:style>
    <style:style style:name="P19" style:family="paragraph" style:parent-style-name="Standard">
      <style:paragraph-properties fo:text-align="center" style:justify-single-word="false"/>
      <style:text-properties officeooo:paragraph-rsid="115d755b"/>
    </style:style>
    <style:style style:name="P2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Footnote">
      <style:text-properties style:font-name="Liberation Sans1" officeooo:rsid="043ccc66" officeooo:paragraph-rsid="0e849f1d"/>
    </style:style>
    <style:style style:name="P22" style:family="paragraph" style:parent-style-name="Standard">
      <style:paragraph-properties fo:text-align="center" style:justify-single-word="false"/>
      <style:text-properties officeooo:paragraph-rsid="0c8b5238"/>
    </style:style>
    <style:style style:name="P23" style:family="paragraph" style:parent-style-name="Standard">
      <style:text-properties style:font-name="Liberation Sans1" fo:font-size="12pt" officeooo:paragraph-rsid="0c819a59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officeooo:paragraph-rsid="115d755b" fo:background-color="transparent" style:font-name-asian="Liberation Sans" style:font-size-asian="12pt" style:language-asian="nl" style:country-asian="NL" style:font-style-asian="normal" style:font-weight-asian="normal" style:font-name-complex="Liberation Sans" style:font-size-complex="12pt" style:language-complex="nl" style:country-complex="NL" style:font-style-complex="normal" style:font-weight-complex="normal"/>
    </style:style>
    <style:style style:name="P25" style:family="paragraph" style:parent-style-name="Standard">
      <style:text-properties officeooo:paragraph-rsid="116c31ca"/>
    </style:style>
    <style:style style:name="P26" style:family="paragraph" style:parent-style-name="Footnote">
      <style:text-properties fo:color="#000000" loext:opacity="100%" style:font-name="Liberation Sans1" fo:font-size="10pt" fo:language="nl" fo:country="NL" officeooo:rsid="0b8e0034" officeooo:paragraph-rsid="0f984cd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27" style:family="paragraph" style:parent-style-name="Footnote">
      <style:text-properties officeooo:rsid="1169e635" officeooo:paragraph-rsid="1169e635"/>
    </style:style>
    <style:style style:name="P28" style:family="paragraph" style:parent-style-name="Standard">
      <style:paragraph-properties fo:text-align="center" style:justify-single-word="false"/>
      <style:text-properties officeooo:paragraph-rsid="0d1ec96e"/>
    </style:style>
    <style:style style:name="P29" style:family="paragraph" style:parent-style-name="Standard">
      <style:text-properties officeooo:paragraph-rsid="0dbec325"/>
    </style:style>
    <style:style style:name="P30" style:family="paragraph" style:parent-style-name="Standard">
      <style:paragraph-properties fo:text-align="center" style:justify-single-word="false"/>
      <style:text-properties style:font-name="Liberation Sans1" fo:font-size="12pt" officeooo:paragraph-rsid="0cc50ec9" style:font-size-asian="12pt" style:font-size-complex="12pt"/>
    </style:style>
    <style:style style:name="P31" style:family="paragraph" style:parent-style-name="Standard">
      <style:text-properties officeooo:rsid="0e8aa5aa" officeooo:paragraph-rsid="0e8aa5aa"/>
    </style:style>
    <style:style style:name="P32" style:family="paragraph" style:parent-style-name="Standard">
      <style:text-properties style:font-name="Liberation Sans1" fo:font-size="12pt" officeooo:rsid="0e8aa5aa" officeooo:paragraph-rsid="0e8aa5aa" style:font-size-asian="12pt" style:font-size-complex="12pt"/>
    </style:style>
    <style:style style:name="P33" style:family="paragraph" style:parent-style-name="Standard">
      <style:text-properties officeooo:paragraph-rsid="1150e784"/>
    </style:style>
    <style:style style:name="P34" style:family="paragraph" style:parent-style-name="Footnote">
      <style:text-properties officeooo:rsid="1169e635" officeooo:paragraph-rsid="116ce551"/>
    </style:style>
    <style:style style:name="P35" style:family="paragraph" style:parent-style-name="Standard">
      <style:paragraph-properties fo:text-align="center" style:justify-single-word="false"/>
      <style:text-properties officeooo:paragraph-rsid="0fb98046"/>
    </style:style>
    <style:style style:name="P36" style:family="paragraph" style:parent-style-name="Standard">
      <style:text-properties officeooo:paragraph-rsid="0fb98046"/>
    </style:style>
    <style:style style:name="P37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38" style:family="paragraph" style:parent-style-name="Standard">
      <style:text-properties officeooo:rsid="0e8aa5aa" officeooo:paragraph-rsid="0fb98046"/>
    </style:style>
    <style:style style:name="P39" style:family="paragraph" style:parent-style-name="Standard">
      <style:paragraph-properties fo:text-align="start" style:justify-single-word="false" fo:orphans="0" fo:widows="0" fo:hyphenation-ladder-count="no-limit" fo:hyphenation-keep="auto" loext:hyphenation-keep-type="column" style:text-autospace="ideograph-alpha" style:punctuation-wrap="hanging" style:line-break="strict">
        <style:tab-stops/>
      </style:paragraph-properties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0" style:family="paragraph" style:parent-style-name="Standard" style:list-style-name="L1">
      <style:paragraph-properties fo:break-before="page"/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1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text-properties officeooo:paragraph-rsid="100a8329"/>
    </style:style>
    <style:style style:name="P43" style:family="paragraph" style:parent-style-name="Footnote">
      <style:text-properties officeooo:paragraph-rsid="105c5e96"/>
    </style:style>
    <style:style style:name="P44" style:family="paragraph" style:parent-style-name="Footnote">
      <style:text-properties style:font-name="Liberation Sans1" officeooo:paragraph-rsid="1015e93a"/>
    </style:style>
    <style:style style:name="P45" style:family="paragraph" style:parent-style-name="Footnote">
      <style:paragraph-properties style:writing-mode="lr-tb"/>
      <style:text-properties officeooo:paragraph-rsid="118bc090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b969df"/>
    </style:style>
    <style:style style:name="P47" style:family="paragraph" style:parent-style-name="Standard">
      <style:paragraph-properties fo:text-align="center" style:justify-single-word="false"/>
      <style:text-properties officeooo:paragraph-rsid="0e03342d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variant="normal" fo:text-transform="none" fo:color="#202124" loext:opacity="100%" style:text-line-through-style="none" style:text-line-through-type="none" style:font-name="Liberation Sans1" fo:font-size="12pt" fo:letter-spacing="normal" fo:language="nl" fo:country="NL" fo:font-style="normal" style:text-underline-style="none" fo:font-weight="normal" officeooo:rsid="0c25489d" officeooo:paragraph-rsid="10d478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50" style:family="paragraph" style:parent-style-name="Standard">
      <style:paragraph-properties fo:text-align="center" style:justify-single-word="false"/>
      <style:text-properties officeooo:paragraph-rsid="0d8c21b9"/>
    </style:style>
    <style:style style:name="P51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officeooo:rsid="0e8aa5aa" officeooo:paragraph-rsid="115d755b"/>
    </style:style>
    <style:style style:name="P52" style:family="paragraph" style:parent-style-name="Standard">
      <style:text-properties officeooo:paragraph-rsid="0e2a40f4"/>
    </style:style>
    <style:style style:name="P53" style:family="paragraph" style:parent-style-name="Standard">
      <style:text-properties officeooo:rsid="0fde3dbd" officeooo:paragraph-rsid="102ebb87"/>
    </style:style>
    <style:style style:name="P5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5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405d6"/>
    </style:style>
    <style:style style:name="P56" style:family="paragraph" style:parent-style-name="Standard">
      <style:paragraph-properties fo:text-align="center" style:justify-single-word="false"/>
      <style:text-properties officeooo:paragraph-rsid="0fd58c4e"/>
    </style:style>
    <style:style style:name="P57" style:family="paragraph" style:parent-style-name="Standard">
      <style:text-properties officeooo:paragraph-rsid="0e0463fc"/>
    </style:style>
    <style:style style:name="P58" style:family="paragraph" style:parent-style-name="Standard">
      <style:text-properties officeooo:paragraph-rsid="101b90cf"/>
    </style:style>
    <style:style style:name="P59" style:family="paragraph" style:parent-style-name="Standard">
      <style:paragraph-properties fo:text-align="center" style:justify-single-word="false"/>
      <style:text-properties officeooo:paragraph-rsid="0e0bda5c"/>
    </style:style>
    <style:style style:name="P60" style:family="paragraph" style:parent-style-name="Standard">
      <style:text-properties style:font-name="Liberation Sans1" fo:font-size="12pt" officeooo:rsid="0e0463fc" officeooo:paragraph-rsid="0e0463fc" style:font-size-asian="12pt" style:font-size-complex="12pt"/>
    </style:style>
    <style:style style:name="P61" style:family="paragraph" style:parent-style-name="Standard">
      <style:text-properties style:font-name="Liberation Sans1" fo:font-size="12pt" officeooo:rsid="0e0463fc" officeooo:paragraph-rsid="10b5b188" style:font-size-asian="12pt" style:font-size-complex="12pt"/>
    </style:style>
    <style:style style:name="P62" style:family="paragraph" style:parent-style-name="Standard">
      <style:text-properties style:font-name="Liberation Sans1" fo:font-size="12pt" officeooo:rsid="0e0463fc" officeooo:paragraph-rsid="101b90cf" style:font-size-asian="12pt" style:font-size-complex="12pt"/>
    </style:style>
    <style:style style:name="P63" style:family="paragraph" style:parent-style-name="Standard">
      <style:paragraph-properties fo:text-align="center" style:justify-single-word="false"/>
      <style:text-properties officeooo:paragraph-rsid="10178c94"/>
    </style:style>
    <style:style style:name="P64" style:family="paragraph" style:parent-style-name="Standard">
      <style:paragraph-properties fo:text-align="center" style:justify-single-word="false"/>
      <style:text-properties style:font-name="Liberation Sans1" fo:font-size="12pt" officeooo:paragraph-rsid="0e0bda5c" style:font-size-asian="12pt" style:font-size-complex="12pt"/>
    </style:style>
    <style:style style:name="P65" style:family="paragraph" style:parent-style-name="Standard">
      <style:text-properties officeooo:paragraph-rsid="0fad1a3f"/>
    </style:style>
    <style:style style:name="P66" style:family="paragraph" style:parent-style-name="Standard">
      <style:text-properties officeooo:paragraph-rsid="0fcd2b2a"/>
    </style:style>
    <style:style style:name="P67" style:family="paragraph" style:parent-style-name="Standard">
      <style:text-properties officeooo:paragraph-rsid="10bb6617"/>
    </style:style>
    <style:style style:name="P68" style:family="paragraph" style:parent-style-name="Standard">
      <style:text-properties officeooo:paragraph-rsid="0b0ddd8e"/>
    </style:style>
    <style:style style:name="P6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0" style:family="paragraph" style:parent-style-name="Standard">
      <style:text-properties officeooo:paragraph-rsid="04f68805"/>
    </style:style>
    <style:style style:name="P71" style:family="paragraph" style:parent-style-name="Standard">
      <style:paragraph-properties fo:text-align="center" style:justify-single-word="false"/>
      <style:text-properties officeooo:paragraph-rsid="0cc5fe5b"/>
    </style:style>
    <style:style style:name="P72" style:family="paragraph" style:parent-style-name="Standard">
      <style:text-properties officeooo:paragraph-rsid="10c51381"/>
    </style:style>
    <style:style style:name="P73" style:family="paragraph" style:parent-style-name="Standard">
      <style:paragraph-properties fo:text-align="center" style:justify-single-word="false"/>
      <style:text-properties style:font-name="Liberation Sans1" fo:font-size="12pt" officeooo:paragraph-rsid="0cc5fe5b" style:font-size-asian="12pt" style:font-size-complex="12pt"/>
    </style:style>
    <style:style style:name="P74" style:family="paragraph" style:parent-style-name="Standard">
      <style:text-properties style:font-name="Liberation Sans1" fo:font-size="12pt" officeooo:paragraph-rsid="0cb27039" style:font-size-asian="12pt" style:font-size-complex="12pt"/>
    </style:style>
    <style:style style:name="P75" style:family="paragraph" style:parent-style-name="Standard">
      <style:paragraph-properties fo:text-align="center" style:justify-single-word="false"/>
      <style:text-properties style:font-name="Liberation Sans1" fo:font-size="12pt" officeooo:paragraph-rsid="0fb87e0f" style:font-size-asian="12pt" style:font-size-complex="12pt"/>
    </style:style>
    <style:style style:name="P76" style:family="paragraph" style:parent-style-name="Standard">
      <style:paragraph-properties fo:text-align="center" style:justify-single-word="false"/>
      <style:text-properties style:font-name="Liberation Sans1" fo:font-size="12pt" officeooo:paragraph-rsid="115d755b" style:font-size-asian="12pt" style:font-size-complex="12pt"/>
    </style:style>
    <style:style style:name="P7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47864"/>
    </style:style>
    <style:style style:name="P78" style:family="paragraph" style:parent-style-name="Standard">
      <style:paragraph-properties style:writing-mode="lr-tb"/>
      <style:text-properties officeooo:paragraph-rsid="116d2c0d"/>
    </style:style>
    <style:style style:name="P79" style:family="paragraph" style:parent-style-name="Footnote">
      <style:text-properties fo:color="#000000" loext:opacity="100%" style:font-name="Liberation Sans1" fo:font-size="10pt" fo:language="nl" fo:country="NL" officeooo:rsid="0b8e0034" officeooo:paragraph-rsid="115399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80" style:family="paragraph" style:parent-style-name="Standard">
      <style:text-properties officeooo:paragraph-rsid="10e03ba9"/>
    </style:style>
    <style:style style:name="P81" style:family="paragraph" style:parent-style-name="Standard">
      <style:paragraph-properties fo:text-align="center" style:justify-single-word="false"/>
      <style:text-properties style:font-name="Liberation Sans1" fo:font-size="12pt" officeooo:paragraph-rsid="0d1ec96e" style:font-size-asian="12pt" style:font-size-complex="12pt"/>
    </style:style>
    <style:style style:name="P82" style:family="paragraph" style:parent-style-name="Standard">
      <style:text-properties officeooo:paragraph-rsid="0fc931f5"/>
    </style:style>
    <style:style style:name="P83" style:family="paragraph" style:parent-style-name="Standard">
      <style:text-properties officeooo:paragraph-rsid="10ab1f0a"/>
    </style:style>
    <style:style style:name="P84" style:family="paragraph" style:parent-style-name="Standard">
      <style:paragraph-properties fo:text-align="center" style:justify-single-word="false"/>
      <style:text-properties style:font-name="Liberation Sans1" fo:font-size="12pt" officeooo:paragraph-rsid="0cb38183" style:font-size-asian="12pt" style:font-size-complex="12pt"/>
    </style:style>
    <style:style style:name="P85" style:family="paragraph" style:parent-style-name="Standard">
      <style:text-properties officeooo:paragraph-rsid="0e8aa5aa"/>
    </style:style>
    <style:style style:name="P86" style:family="paragraph" style:parent-style-name="Standard">
      <style:text-properties style:font-name="Liberation Sans1" fo:font-size="12pt" officeooo:paragraph-rsid="0e8aa5aa" style:font-size-asian="12pt" style:font-size-complex="12pt"/>
    </style:style>
    <style:style style:name="P87" style:family="paragraph" style:parent-style-name="Standard">
      <style:text-properties officeooo:paragraph-rsid="116d2c0d"/>
    </style:style>
    <style:style style:name="P88" style:family="paragraph" style:parent-style-name="Standard">
      <style:text-properties officeooo:paragraph-rsid="1020f7f1"/>
    </style:style>
    <style:style style:name="P8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1" style:family="paragraph" style:parent-style-name="Standard">
      <style:paragraph-properties fo:text-align="center" style:justify-single-word="false"/>
      <style:text-properties officeooo:paragraph-rsid="0e38fc62"/>
    </style:style>
    <style:style style:name="P9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c51381"/>
    </style:style>
    <style:style style:name="P93" style:family="paragraph" style:parent-style-name="Footnote">
      <style:text-properties officeooo:rsid="043ccc66" officeooo:paragraph-rsid="0e849f1d"/>
    </style:style>
    <style:style style:name="P94" style:family="paragraph" style:parent-style-name="Standard">
      <style:paragraph-properties fo:text-align="center" style:justify-single-word="false"/>
      <style:text-properties style:font-name="Liberation Sans1" fo:font-size="12pt" officeooo:paragraph-rsid="0e38fc62" style:font-size-asian="12pt" style:font-size-complex="12pt"/>
    </style:style>
    <style:style style:name="P9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bedcf3" style:font-size-asian="12pt" style:font-size-complex="12pt"/>
    </style:style>
    <style:style style:name="P9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6ba42"/>
    </style:style>
    <style:style style:name="P97" style:family="paragraph" style:parent-style-name="Standard">
      <style:paragraph-properties fo:text-align="center" style:justify-single-word="false"/>
      <style:text-properties officeooo:paragraph-rsid="0e82f1b0"/>
    </style:style>
    <style:style style:name="P9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16d2c0d"/>
    </style:style>
    <style:style style:name="P99" style:family="paragraph" style:parent-style-name="Standard">
      <style:paragraph-properties fo:text-align="center" style:justify-single-word="false"/>
      <style:text-properties style:font-name="Liberation Sans1" fo:font-size="12pt" officeooo:paragraph-rsid="0cc79a2d" style:font-size-asian="12pt" style:font-size-complex="12pt"/>
    </style:style>
    <style:style style:name="P10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0f7f1"/>
    </style:style>
    <style:style style:name="P10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10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paragraph-rsid="0c399ce7" style:font-size-asian="12pt" style:font-size-complex="12pt"/>
    </style:style>
    <style:style style:name="P103" style:family="paragraph" style:parent-style-name="Standard">
      <style:text-properties style:font-name="Liberation Sans1" fo:font-size="12pt" officeooo:paragraph-rsid="0a0f8417" style:font-size-asian="12pt" style:font-size-complex="12pt"/>
    </style:style>
    <style:style style:name="P104" style:family="paragraph" style:parent-style-name="Standard">
      <style:text-properties officeooo:paragraph-rsid="0f99f892"/>
    </style:style>
    <style:style style:name="P105" style:family="paragraph" style:parent-style-name="Standard">
      <style:paragraph-properties fo:line-height="100%" fo:text-align="start" style:justify-single-word="false"/>
      <style:text-properties officeooo:paragraph-rsid="0ed1b954"/>
    </style:style>
    <style:style style:name="P106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70e9c"/>
    </style:style>
    <style:style style:name="P107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a8be8"/>
    </style:style>
    <style:style style:name="T1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" style:family="text">
      <style:text-properties fo:color="#000000" loext:opacity="100%" fo:language="nl" fo:country="NL" fo:font-weight="normal" officeooo:rsid="10ae487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" style:family="text">
      <style:text-properties fo:language="nl" fo:country="NL" style:text-underline-style="none" officeooo:rsid="1100bc87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" style:family="text">
      <style:text-properties fo:language="nl" fo:country="NL" style:text-underline-style="none" officeooo:rsid="10f44ed2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" style:family="text">
      <style:text-properties style:use-window-font-color="true" loext:opacity="0%" style:font-name="Liberation Sans1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style:use-window-font-color="true" loext:opacity="0%" style:font-name="Liberation Sans1" fo:font-size="12pt" style:font-size-asian="12pt" style:font-size-complex="12pt"/>
    </style:style>
    <style:style style:name="T12" style:family="text">
      <style:text-properties style:use-window-font-color="true" loext:opacity="0%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" style:family="text">
      <style:text-properties style:use-window-font-color="true" loext:opacity="0%" style:font-name="Liberation Sans1" fo:font-size="12pt" fo:language="nl" fo:country="NL" fo:font-weight="norma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" style:family="text">
      <style:text-properties fo:font-variant="normal" fo:text-transform="none" style:use-window-font-color="true" loext:opacity="0%" style:font-name="Liberation Sans1" fo:font-size="12pt" fo:letter-spacing="normal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" style:family="text">
      <style:text-properties fo:font-variant="normal" fo:text-transform="none" style:use-window-font-color="true" loext:opacity="0%" style:font-name="Liberation Sans1" fo:font-size="12pt" fo:letter-spacing="normal" fo:language="nl" fo:country="NL" fo:font-style="normal" fo:font-weight="norma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" style:family="text">
      <style:text-properties style:use-window-font-color="true" loext:opacity="0%" style:font-name="Liberation Sans1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17" style:family="text">
      <style:text-properties style:use-window-font-color="true" loext:opacity="0%" style:font-name="Liberation Sans1" fo:font-size="12pt" fo:language="nl" fo:country="NL" style:text-underline-style="none" officeooo:rsid="106515af" fo:background-color="transparent" loext:char-shading-value="0" style:font-size-asian="12pt" style:language-asian="nl" style:country-asian="NL" style:font-name-complex="Bitstream Vera Sans" style:font-size-complex="12pt" style:language-complex="nl" style:country-complex="NL"/>
    </style:style>
    <style:style style:name="T18" style:family="text">
      <style:text-properties style:use-window-font-color="true" loext:opacity="0%" style:font-name="Liberation Sans1" fo:font-size="12pt" fo:language="nl" fo:country="NL" style:text-underline-style="none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style:use-window-font-color="true" loext:opacity="0%" style:font-name="Liberation Sans1" fo:font-size="12pt" fo:language="nl" fo:country="NL" style:text-underline-style="none" officeooo:rsid="1100bc8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style:font-name="Liberation Sans1" fo:font-size="12pt" style:text-underline-style="none" fo:background-color="transparent" loext:char-shading-value="0" style:font-size-asian="12pt" style:font-size-complex="12pt"/>
    </style:style>
    <style:style style:name="T21" style:family="text">
      <style:text-properties style:use-window-font-color="true" loext:opacity="0%" style:font-name="Liberation Sans1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" style:family="text">
      <style:text-properties style:use-window-font-color="true" loext:opacity="0%" style:font-name="Liberation Sans1" fo:font-size="12pt" fo:language="nl" fo:country="N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" style:family="text">
      <style:text-properties fo:font-variant="normal" fo:text-transform="none" style:use-window-font-color="true" loext:opacity="0%" style:font-name="Liberation Sans1" fo:font-size="12pt" fo:letter-spacing="normal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style:font-name="Liberation Sans1" fo:font-size="12pt" fo:language="nl" fo:country="NL" fo:font-style="normal" fo:background-color="transparent" loext:char-shading-value="0" style:font-size-asian="12pt" style:language-asian="nl" style:country-asian="NL" style:font-style-asian="normal" style:font-size-complex="12pt" style:font-style-complex="normal"/>
    </style:style>
    <style:style style:name="T25" style:family="text">
      <style:text-properties fo:color="#000000" loext:opacity="100%" style:font-name="Liberation Sans1" fo:font-size="12pt" fo:language="nl" fo:country="NL" fo:font-style="normal" officeooo:rsid="111cdaf8" fo:background-color="transparent" loext:char-shading-value="0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6" style:family="text">
      <style:text-properties style:font-name="Liberation Sans1" fo:font-size="12pt" style:text-underline-style="none" officeooo:rsid="1100bc87" fo:background-color="transparent" loext:char-shading-value="0" style:font-size-asian="12pt" style:font-size-complex="12pt"/>
    </style:style>
    <style:style style:name="T27" style:family="text">
      <style:text-properties style:font-name="Liberation Sans1" fo:font-size="12pt" style:text-underline-style="none" officeooo:rsid="10f44ed2" fo:background-color="transparent" loext:char-shading-value="0" style:font-size-asian="12pt" style:font-size-complex="12pt"/>
    </style:style>
    <style:style style:name="T28" style:family="text">
      <style:text-properties style:font-name="Liberation Sans1" fo:font-size="12pt" fo:background-color="transparent" loext:char-shading-value="0" style:font-size-asian="12pt" style:font-size-complex="12pt"/>
    </style:style>
    <style:style style:name="T29" style:family="text">
      <style:text-properties style:font-name="Liberation Sans1" fo:font-size="12pt" officeooo:rsid="10cedf4f" fo:background-color="transparent" loext:char-shading-value="0" style:font-size-asian="12pt" style:font-size-complex="12pt"/>
    </style:style>
    <style:style style:name="T30" style:family="text">
      <style:text-properties fo:font-variant="normal" fo:text-transform="none" style:use-window-font-color="true" loext:opacity="0%" style:font-name="Liberation Sans1" fo:font-size="12pt" fo:letter-spacing="normal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style:use-window-font-color="true" loext:opacity="0%" style:font-name="Liberation Sans1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style:use-window-font-color="true" loext:opacity="0%" style:font-name="Liberation Sans1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3" style:family="text">
      <style:text-properties style:use-window-font-color="true" loext:opacity="0%" style:font-name="Liberation Sans1" fo:font-size="12pt" fo:language="nl" fo:country="NL" fo:font-style="normal" fo:font-weight="normal" officeooo:rsid="111cdaf8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4" style:family="text">
      <style:text-properties style:use-window-font-color="true" loext:opacity="0%" style:font-name="Liberation Sans1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style:use-window-font-color="true" loext:opacity="0%" style:font-name="Liberation Sans1" fo:font-size="12pt" fo:language="nl" fo:country="NL" fo:font-style="normal" style:text-underline-style="none" officeooo:rsid="1100bc8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style:use-window-font-color="true" loext:opacity="0%" style:font-name="Liberation Sans1" fo:font-size="12pt" fo:language="nl" fo:country="NL" fo:font-style="normal" style:text-underline-style="none" officeooo:rsid="10f44e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style:use-window-font-color="true" loext:opacity="0%" style:font-name="Liberation Sans1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font-variant="normal" fo:text-transform="none" style:use-window-font-color="true" loext:opacity="0%" style:font-name="Liberation Sans1" fo:font-size="12pt" fo:letter-spacing="normal" fo:language="nl" fo:country="NL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" style:family="text">
      <style:text-properties fo:font-variant="normal" fo:text-transform="none" style:use-window-font-color="true" loext:opacity="0%" style:font-name="Liberation Sans1" fo:font-size="12pt" fo:letter-spacing="normal" fo:language="nl" fo:country="NL" fo:font-style="normal" fo:font-weight="normal" officeooo:rsid="10eb1cc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" style:family="text">
      <style:text-properties style:use-window-font-color="true" loext:opacity="0%" style:font-name="Liberation Sans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" style:family="text">
      <style:text-properties style:use-window-font-color="true" loext:opacity="0%" style:font-name="Liberation Sans1" fo:font-size="12pt" fo:language="nl" fo:country="NL" officeooo:rsid="10cedf4f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" style:family="text">
      <style:text-properties fo:font-variant="normal" fo:text-transform="none" style:use-window-font-color="true" loext:opacity="0%" style:font-name="Liberation Sans1" fo:font-size="12pt" fo:letter-spacing="normal" fo:language="nl" fo:country="NL" fo:font-style="normal" fo:font-weight="normal" officeooo:rsid="0efd8e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font-variant="normal" fo:text-transform="none" style:use-window-font-color="true" loext:opacity="0%" style:font-name="Liberation Sans1" fo:font-size="12pt" fo:letter-spacing="normal" fo:language="nl" fo:country="NL" fo:font-style="normal" fo:font-weight="normal" officeooo:rsid="10eb1cc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officeooo:rsid="10cedf4f"/>
    </style:style>
    <style:style style:name="T45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46" style:family="text">
      <style:text-properties fo:color="#000000" loext:opacity="100%" style:font-name="Liberation Sans1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font-name="Liberation Sans1" fo:font-size="12pt" fo:language="nl" fo:country="NL" fo:font-style="normal" fo:font-weight="normal" officeooo:rsid="0a1cd49f" fo:background-color="transparent" loext:char-shading-value="0" style:font-family-asian="OpenSymbol" style:font-charset-asian="x-symbol" style:font-size-asian="12pt" style:language-asian="nl" style:country-asian="NL" style:font-style-asian="normal" style:font-weight-asian="normal" style:font-family-complex="OpenSymbol" style:font-charset-complex="x-symbol" style:font-size-complex="12pt" style:font-style-complex="normal" style:font-weight-complex="normal"/>
    </style:style>
    <style:style style:name="T48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font-name="Liberation Sans1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0" style:family="text">
      <style:text-properties fo:color="#000000" loext:opacity="100%" style:font-name="Liberation Sans1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1" style:family="text">
      <style:text-properties style:font-name="Liberation Sans1" fo:font-size="12pt" fo:language="nl" fo:country="NL" fo:font-style="normal" fo:font-weight="normal" officeooo:rsid="111cb3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font-name="Liberation Sans1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fo:language="nl" fo:country="NL" fo:font-style="normal" officeooo:rsid="0673d7fc" style:language-asian="nl" style:country-asian="NL" style:font-style-asian="normal" style:font-name-complex="Bitstream Vera Sans" style:font-style-complex="normal"/>
    </style:style>
    <style:style style:name="T54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5" style:family="text">
      <style:text-properties fo:color="#000000" loext:opacity="100%" fo:language="nl" fo:country="NL" fo:font-style="normal" fo:font-weight="normal" officeooo:rsid="0a1cd49f" style:font-family-asian="OpenSymbol" style:font-charset-asian="x-symbol" style:language-asian="nl" style:country-asian="NL" style:font-style-asian="normal" style:font-weight-asian="normal" style:font-family-complex="OpenSymbol" style:font-charset-complex="x-symbol" style:font-style-complex="normal" style:font-weight-complex="normal"/>
    </style:style>
    <style:style style:name="T56" style:family="text">
      <style:text-properties fo:color="#000000" loext:opacity="100%" fo:language="nl" fo:country="NL" fo:font-style="normal" officeooo:rsid="0b0f3a36" style:language-asian="nl" style:country-asian="NL" style:font-style-asian="normal" style:font-name-complex="Bitstream Vera Sans" style:font-style-complex="normal"/>
    </style:style>
    <style:style style:name="T57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fo:background-color="transparent" loext:char-shading-value="0" style:font-name-asian="Liberation Sans" style:font-size-asian="12pt" style:language-asian="nl" style:country-asian="NL" style:font-style-asian="normal" style:font-weight-asian="normal" style:font-name-complex="Liberation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e9159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101107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style:font-name="Liberation Sans1" fo:font-size="12pt" fo:language="nl" fo:country="NL" style:text-underline-style="none" officeooo:rsid="0be9159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style:font-name="Liberation Sans1" fo:font-size="12pt" fo:language="nl" fo:country="NL" style:text-underline-style="none" officeooo:rsid="0462b983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3fd041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1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7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74" style:family="text">
      <style:text-properties style:font-name="Liberation Sans1" fo:font-size="12pt" fo:font-weight="normal" officeooo:rsid="04efc077" fo:background-color="transparent" loext:char-shading-value="0" style:font-family-asian="'DejaVu Sans'" style:font-family-generic-asian="swiss" style:font-pitch-asian="variable" style:font-weight-asian="normal" style:font-name-complex="Bitstream Vera Sans" style:font-weight-complex="normal"/>
    </style:style>
    <style:style style:name="T75" style:family="text">
      <style:text-properties fo:color="#000000" loext:opacity="100%" style:font-name="Liberation Sans1" fo:font-size="12pt" fo:language="nl" fo:country="NL" style:font-family-asian="'DejaVu Sans'" style:font-family-generic-asian="swiss" style:font-pitch-asian="variable" style:font-size-asian="12pt" style:language-asian="nl" style:country-asian="NL" style:font-name-complex="Bitstream Vera Sans" style:font-size-complex="12pt" style:language-complex="nl" style:country-complex="NL"/>
    </style:style>
    <style:style style:name="T7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52b72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69cf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dae9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4dae9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officeooo:rsid="116ce551"/>
    </style:style>
    <style:style style:name="T8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2c835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style:font-name="Liberation Sans1" fo:font-size="12pt" officeooo:rsid="0d1ec96e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13f73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ee672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8aa5aa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fo:language="nl" fo:country="NL" fo:font-style="normal" style:text-underline-style="none" officeooo:rsid="10ca8dec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7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fo:language="nl" fo:country="NL" fo:font-style="normal" fo:font-weight="normal" officeooo:rsid="10b53f1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1" style:family="text">
      <style:text-properties style:font-name="Liberation Sans1" fo:font-size="12pt" style:font-size-asian="12pt" style:font-size-complex="12pt"/>
    </style:style>
    <style:style style:name="T9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aa4ae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position="super 58%" style:font-name="Liberation Sans1" fo:font-size="12pt" fo:language="nl" fo:country="NL" style:font-family-asian="'DejaVu Sans'" style:font-family-generic-asian="swiss" style:font-pitch-asian="variable" style:font-size-asian="12pt" style:language-asian="nl" style:country-asian="NL" style:font-name-complex="Bitstream Vera Sans" style:font-size-complex="12pt" style:language-complex="nl" style:country-complex="NL"/>
    </style:style>
    <style:style style:name="T9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fo:language="nl" fo:country="NL" fo:font-style="normal" fo:font-weight="normal" officeooo:rsid="110a902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104ef98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e43a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fo:language="nl" fo:country="NL" fo:font-style="normal" style:text-underline-style="none" officeooo:rsid="112465a7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9" style:family="text">
      <style:text-properties fo:color="#000000" loext:opacity="100%" style:text-line-through-style="none" style:text-line-through-type="none" fo:language="nl" fo:country="NL" fo:font-style="normal" style:text-underline-style="none" officeooo:rsid="11285ff5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0" style:family="text">
      <style:text-properties fo:color="#000000" loext:opacity="100%" style:text-line-through-style="none" style:text-line-through-type="none" style:text-position="super 58%" style:font-name="Liberation Sans1" fo:font-size="12pt" fo:language="nl" fo:country="NL" fo:font-style="normal" style:text-underline-style="none" fo:font-weight="normal" officeooo:rsid="116c31ca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officeooo:rsid="116a84b4"/>
    </style:style>
    <style:style style:name="T10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20f7f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a57147e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b1624a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98046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font-name="Liberation Sans1" fo:font-size="12pt" style:font-size-asian="12pt" style:font-size-complex="12pt"/>
    </style:style>
    <style:style style:name="T108" style:family="text">
      <style:text-properties fo:color="#000000" loext:opacity="100%" style:text-line-through-style="none" style:text-line-through-type="none" style:font-name="Liberation Sans1" fo:font-size="10pt" style:text-underline-style="none" officeooo:rsid="102291f9" style:font-size-asian="10pt" style:font-size-complex="10pt"/>
    </style:style>
    <style:style style:name="T109" style:family="text">
      <style:text-properties fo:color="#000000" loext:opacity="100%" style:text-line-through-style="none" style:text-line-through-type="none" style:font-name="Liberation Sans1" fo:font-size="10pt" style:text-underline-style="none" officeooo:rsid="0382ccb7" style:font-size-asian="10pt" style:font-size-complex="10pt"/>
    </style:style>
    <style:style style:name="T110" style:family="text">
      <style:text-properties fo:color="#000000" loext:opacity="100%" style:text-line-through-style="none" style:text-line-through-type="none" style:font-name="Liberation Sans1" fo:font-size="10pt" style:text-underline-style="none" style:font-size-asian="10pt" style:font-size-complex="10pt"/>
    </style:style>
    <style:style style:name="T111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2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3" style:family="text">
      <style:text-properties fo:color="#000000" loext:opacity="100%" style:text-line-through-style="none" style:text-line-through-type="none" style:font-name="Liberation Sans1" fo:font-size="10pt" style:text-underline-style="none" officeooo:rsid="112708af" style:font-size-asian="10pt" style:font-size-complex="10pt"/>
    </style:style>
    <style:style style:name="T114" style:family="text">
      <style:text-properties fo:color="#000000" loext:opacity="100%" style:text-line-through-style="none" style:text-line-through-type="none" style:font-name="Liberation Sans1" fo:font-size="10pt" style:text-underline-style="none" officeooo:rsid="01657261" style:font-size-asian="10pt" style:font-size-complex="10pt"/>
    </style:style>
    <style:style style:name="T115" style:family="text">
      <style:text-properties fo:color="#000000" loext:opacity="100%" style:text-line-through-style="none" style:text-line-through-type="none" style:font-name="Liberation Sans1" fo:font-size="10pt" fo:language="en" fo:country="GB" officeooo:rsid="01657261" fo:background-color="transparent" loext:char-shading-value="0" style:font-size-asian="10pt" style:font-size-complex="10pt"/>
    </style:style>
    <style:style style:name="T116" style:family="text">
      <style:text-properties fo:color="#000000" loext:opacity="100%" style:text-line-through-style="none" style:text-line-through-type="none" fo:language="en" fo:country="GB" officeooo:rsid="01657261" fo:background-color="transparent" loext:char-shading-value="0" style:font-size-asian="10pt" style:font-size-complex="10pt"/>
    </style:style>
    <style:style style:name="T117" style:family="text">
      <style:text-properties fo:color="#000000" loext:opacity="100%" style:font-name="Liberation Sans1" fo:font-size="12pt" officeooo:rsid="004804ae" style:font-size-asian="12pt" style:font-size-complex="12pt"/>
    </style:style>
    <style:style style:name="T118" style:family="text">
      <style:text-properties fo:color="#000000" loext:opacity="100%" style:font-name="Liberation Sans1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9" style:family="text">
      <style:text-properties fo:color="#000000" loext:opacity="100%" style:font-name="Liberation Sans1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0" style:family="text">
      <style:text-properties fo:color="#000000" loext:opacity="100%" style:font-name="Liberation Sans1" fo:font-size="12pt" fo:language="nl" fo:country="NL" fo:font-weight="normal" officeooo:rsid="10ae48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1" style:family="text">
      <style:text-properties fo:color="#000000" loext:opacity="100%" style:font-name="Liberation Sans1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2" style:family="text">
      <style:text-properties fo:color="#000000" loext:opacity="100%" style:font-name="Liberation Sans1" fo:font-size="12pt" officeooo:rsid="0d21a97c" style:font-size-asian="12pt" style:font-size-complex="12pt"/>
    </style:style>
    <style:style style:name="T123" style:family="text">
      <style:text-properties fo:color="#000000" loext:opacity="100%" style:text-line-through-style="none" style:text-line-through-type="none" style:font-name="Liberation Sans1" fo:font-size="12pt" style:text-underline-style="none" officeooo:rsid="0d21a97c" style:font-size-asian="12pt" style:font-size-complex="12pt"/>
    </style:style>
    <style:style style:name="T124" style:family="text">
      <style:text-properties officeooo:rsid="04473353"/>
    </style:style>
    <style:style style:name="T125" style:family="text">
      <style:text-properties officeooo:rsid="0f95a7a0"/>
    </style:style>
    <style:style style:name="T126" style:family="text">
      <style:text-properties officeooo:rsid="0f8f58bd"/>
    </style:style>
    <style:style style:name="T127" style:family="text">
      <style:text-properties officeooo:rsid="0aace3cd"/>
    </style:style>
    <style:style style:name="T128" style:family="text">
      <style:text-properties style:font-name="Ubuntu" fo:font-size="10pt" officeooo:rsid="04473353" style:font-size-asian="10pt" style:font-size-complex="10pt"/>
    </style:style>
    <style:style style:name="T129" style:family="text">
      <style:text-properties fo:font-size="10pt" officeooo:rsid="04473353" style:font-size-asian="10pt" style:font-size-complex="10pt"/>
    </style:style>
    <style:style style:name="T130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1" fo:font-size="12pt" style:text-underline-style="none" style:font-size-asian="12pt" style:font-size-complex="12pt"/>
    </style:style>
    <style:style style:name="T132" style:family="text">
      <style:text-properties fo:color="#000000" loext:opacity="100%" style:text-line-through-style="none" style:text-line-through-type="none" style:font-name="Liberation Sans1" fo:font-size="12pt" style:text-underline-style="none" officeooo:rsid="1016491c" style:font-size-asian="12pt" style:font-size-complex="12pt"/>
    </style:style>
    <style:style style:name="T133" style:family="text">
      <style:text-properties fo:color="#000000" loext:opacity="100%" style:text-line-through-style="none" style:text-line-through-type="none" style:font-name="Liberation Sans1" fo:font-size="12pt" style:text-underline-style="none" officeooo:rsid="0aabd8f8" style:font-size-asian="12pt" style:font-size-complex="12pt"/>
    </style:style>
    <style:style style:name="T13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36b79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6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10868af1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0f3232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2eddf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12980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0868af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0868af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2980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31ab8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80b0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6f1f8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71d1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12b04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886df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87331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89dc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6ed39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16e531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7bdfa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894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7ba2b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78b8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2b04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4a7a5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3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10d5e44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14a7a5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17ac68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7ac68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7ed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1" fo:font-size="12pt" style:text-underline-style="none" officeooo:rsid="0f8ebc0c" style:font-size-asian="12pt" style:font-size-complex="12pt"/>
    </style:style>
    <style:style style:name="T16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f1ec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fo:language="nl" fo:country="NL" fo:font-style="normal" style:text-underline-style="none" officeooo:rsid="10cb9fc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cb9fc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b1ac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2b1ac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cd839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officeooo:rsid="10048e31"/>
    </style:style>
    <style:style style:name="T186" style:family="text">
      <style:text-properties style:font-name="Liberation Sans1" officeooo:rsid="10048e31"/>
    </style:style>
    <style:style style:name="T187" style:family="text">
      <style:text-properties officeooo:rsid="10048e31" style:font-size-asian="11pt" style:font-size-complex="11pt"/>
    </style:style>
    <style:style style:name="T188" style:family="text">
      <style:text-properties fo:font-variant="normal" fo:text-transform="none" style:text-line-through-style="none" style:text-line-through-type="none" fo:letter-spacing="normal" fo:language="nl" fo:country="NL" fo:font-weight="normal" officeooo:rsid="0c25489d" style:font-family-asian="'DejaVu Sans'" style:font-family-generic-asian="swiss" style:font-pitch-asian="variable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89" style:family="text">
      <style:text-properties fo:font-variant="normal" fo:text-transform="none" fo:color="#000000" loext:opacity="100%" style:text-line-through-style="none" style:text-line-through-type="none" style:font-name="Liberation Sans4" fo:font-size="12pt" fo:letter-spacing="normal" fo:language="nl" fo:country="NL" fo:font-style="italic" style:text-underline-style="none" fo:font-weight="normal" officeooo:rsid="0c25489d" style:font-family-asian="'DejaVu Sans'" style:font-family-generic-asian="swiss" style:font-pitch-asian="variable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90" style:family="text">
      <style:text-properties fo:color="#000000" loext:opacity="100%" style:font-name="Liberation Sans1" fo:font-size="12pt" officeooo:rsid="106cfca8" style:font-size-asian="12pt" style:font-size-complex="12pt"/>
    </style:style>
    <style:style style:name="T191" style:family="text">
      <style:text-properties fo:color="#000000" loext:opacity="100%" style:font-name="Liberation Sans1" fo:font-size="12pt" fo:font-weight="bold" officeooo:rsid="106cfca8" style:font-size-asian="12pt" style:font-weight-asian="bold" style:font-size-complex="12pt" style:font-weight-complex="bold"/>
    </style:style>
    <style:style style:name="T19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9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fo:language="nl" fo:country="NL" fo:font-style="normal" style:text-underline-style="none" officeooo:rsid="10b5b188" style:font-size-asian="12pt" style:language-asian="nl" style:country-asian="NL" style:font-style-asian="normal" style:font-name-complex="Bitstream Vera Sans" style:font-size-complex="12pt" style:font-style-complex="normal"/>
    </style:style>
    <style:style style:name="T196" style:family="text">
      <style:text-properties fo:font-weight="bold" style:font-weight-asian="bold" style:font-weight-complex="bold"/>
    </style:style>
    <style:style style:name="T197" style:family="text">
      <style:text-properties officeooo:rsid="101b90cf"/>
    </style:style>
    <style:style style:name="T198" style:family="text">
      <style:text-properties officeooo:rsid="10b5b188"/>
    </style:style>
    <style:style style:name="T19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10b5b188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10b5b188" fo:background-color="transparent" loext:char-shading-value="0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01" style:family="text">
      <style:text-properties officeooo:rsid="101e15d6"/>
    </style:style>
    <style:style style:name="T202" style:family="text">
      <style:text-properties officeooo:rsid="10a19599"/>
    </style:style>
    <style:style style:name="T20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style:font-name="Liberation Sans1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style:font-name="Liberation Sans1" fo:font-size="12pt" fo:language="nl" fo:country="NL" style:text-underline-style="none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Liberation Sans4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5" style:family="text">
      <style:text-properties fo:color="#000000" loext:opacity="100%" style:text-line-through-style="none" style:text-line-through-type="none" style:font-name="Liberation Sans4" fo:font-size="12pt" fo:language="nl" fo:country="NL" fo:font-style="normal" style:text-underline-style="none" fo:font-weight="bold" officeooo:rsid="0ba6fa9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10b5b18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2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2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25" style:family="text">
      <style:text-properties fo:font-variant="normal" fo:text-transform="none" fo:color="#202124" loext:opacity="100%" style:text-line-through-style="none" style:text-line-through-type="none" style:font-name="Liberation Sans1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fo:font-variant="normal" fo:text-transform="none" fo:color="#000000" loext:opacity="100%" style:text-line-through-style="none" style:text-line-through-type="none" style:font-name="Liberation Sans4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fo:language="nl" fo:country="NL" fo:font-style="normal" fo:font-weight="normal" officeooo:rsid="111161f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f1139d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9" style:family="text">
      <style:text-properties fo:color="#000000" loext:opacity="100%" style:text-line-through-style="none" style:text-line-through-type="none" fo:language="en" fo:country="GB" fo:font-style="normal" fo:font-weight="normal" officeooo:rsid="10b53f1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0" style:family="text">
      <style:text-properties fo:color="#000000" loext:opacity="100%" style:text-line-through-style="none" style:text-line-through-type="none" fo:language="nl" fo:country="NL" fo:font-style="normal" fo:font-weight="normal" officeooo:rsid="111352e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50862d5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2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a802932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774baec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ae226f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d6c6e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7" style:family="text">
      <style:text-properties style:font-name="Liberation Sans1" fo:font-size="12pt"/>
    </style:style>
    <style:style style:name="T23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39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0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1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42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43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44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45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6" style:family="text">
      <style:text-properties fo:font-variant="normal" fo:text-transform="none" fo:color="#202124" loext:opacity="100%" style:text-line-through-style="none" style:text-line-through-type="none" style:font-name="Liberation Sans1" fo:font-size="12pt" fo:letter-spacing="normal" fo:language="nl" fo:country="NL" fo:font-style="normal" style:text-underline-style="none" fo:font-weight="normal" officeooo:rsid="0c25489d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7" style:family="text">
      <style:text-properties fo:font-variant="normal" fo:text-transform="none" fo:color="#000000" loext:opacity="100%" style:text-line-through-style="none" style:text-line-through-type="none" style:font-name="Liberation Sans4" fo:font-size="12pt" fo:letter-spacing="normal" fo:language="nl" fo:country="NL" fo:font-style="normal" style:text-underline-style="none" fo:font-weight="normal" officeooo:rsid="0c25489d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8" style:family="text">
      <style:text-properties fo:color="#000000" loext:opacity="100%" style:text-line-through-style="none" style:text-line-through-type="none" fo:language="nl" fo:country="NL" fo:font-style="normal" fo:font-weight="normal" officeooo:rsid="110ca426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9" style:family="text">
      <style:text-properties fo:color="#000000" loext:opacity="100%" style:text-line-through-style="none" style:text-line-through-type="none" fo:language="nl" fo:country="NL" fo:font-style="normal" style:text-underline-style="none" officeooo:rsid="11263323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e0179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1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2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3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4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5" style:family="text">
      <style:text-properties fo:color="#000000" loext:opacity="100%" style:font-name="Liberation Sans1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6" style:family="text">
      <style:text-properties fo:color="#000000" loext:opacity="100%" style:font-name="Liberation Sans1" fo:font-size="12pt" fo:language="nl" fo:country="NL" fo:font-weight="normal" officeooo:rsid="10f7d9d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7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1cca9fb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8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38c274c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9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21e3a08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0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10b08863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1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22ab15a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2" style:family="text">
      <style:text-properties fo:font-variant="normal" fo:text-transform="none" style:text-line-through-style="none" style:text-line-through-type="none" style:font-name="Liberation Sans1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C059" style:font-style-name="Roman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Tekstvak 1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" form:id="control2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4" form:id="control4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1"><text:span text:style-name="T1">C</text:span><text:span text:style-name="T2">hecklist voor </text:span><text:span text:style-name="T3">de installatie</text:span><text:span text:style-name="T2"> van </text:span><text:span text:style-name="T2"><text:user-field-get text:name="Distro">Debian</text:user-field-get></text:span><text:span text:style-name="T4"><text:s/></text:span><text:span text:style-name="T5">Desktop</text:span><text:span text:style-name="T6">.</text:span></text:p>
      <text:p text:style-name="P2"/>
      <text:p text:style-name="P3"/>
      <text:p text:style-name="P4">Vul het tekstvak achter &lt;...&gt; in</text:p>
      <text:p text:style-name="P5"><text:span text:style-name="T7">&lt;</text:span><text:span text:style-name="T8">g</text:span><text:span text:style-name="T9">ebruiker</text:span><text:span text:style-name="T7">&gt;</text:span><text:span text:style-name="T10"><text:tab/><text:tab/></text:span><text:span text:style-name="T11"> <text:tab/><text:tab/></text:span><draw:control text:anchor-type="as-char" svg:y="-0.4cm" draw:z-index="2" draw:name="Gebruiker 1" draw:style-name="gr1" draw:text-style-name="P6" svg:width="6.002cm" svg:height="0.5cm" draw:control="control1"><svg:title>Gebruiker</svg:title><svg:desc>Volledige naam, bijv. Jan Stek</svg:desc></draw:control><text:span text:style-name="T12"><text:tab/></text:span><text:span text:style-name="T13">b</text:span><text:span text:style-name="T14">ij</text:span><text:span text:style-name="T15">v.</text:span><text:span text:style-name="T16"> </text:span><text:span text:style-name="T17">Karel Zimmer</text:span></text:p>
      <text:p text:style-name="Standard"><text:span text:style-name="T18">&lt;</text:span><text:span text:style-name="T19">g</text:span><text:span text:style-name="T20">ebruikersnaam&gt;<text:tab/></text:span><text:span text:style-name="T21"><draw:control text:anchor-type="as-char" svg:y="-0.4cm" draw:z-index="3" draw:name="Gberuikersnaam 2" draw:style-name="gr1" draw:text-style-name="P6" svg:width="6.002cm" svg:height="0.5cm" draw:control="control2"><svg:title>Gebruikersnaam</svg:title><svg:desc>Korte naam, bijv. jan</svg:desc></draw:control></text:span><text:span text:style-name="T21"><text:tab/></text:span><text:span text:style-name="T22">b</text:span><text:span text:style-name="T23">ijv.</text:span><text:span text:style-name="T24"> </text:span><text:span text:style-name="T25">karel</text:span></text:p>
      <text:p text:style-name="Standard"><text:span text:style-name="T20">&lt;</text:span><text:span text:style-name="T26">c</text:span><text:span text:style-name="T27">omputernaam</text:span><text:span text:style-name="T20">&gt;</text:span><text:span text:style-name="T21"><text:tab/><text:tab/></text:span><text:span text:style-name="T28"><draw:control text:anchor-type="as-char" svg:y="-0.4cm" draw:z-index="4" draw:name="Computernaam 1" draw:style-name="gr1" draw:text-style-name="P6" svg:width="6.002cm" svg:height="0.5cm" draw:control="control3"><svg:title>Computernaam</svg:title><svg:desc>Unieke naam van de computer</svg:desc></draw:control></text:span><text:span text:style-name="T28"><text:tab/></text:span><text:span text:style-name="T29">b</text:span><text:span text:style-name="T30">ijv.</text:span><text:span text:style-name="T31"> </text:span><text:span text:style-name="T32">pc0</text:span><text:span text:style-name="T33">1</text:span></text:p>
      <text:p text:style-name="P7"><text:span text:style-name="T34">&lt;</text:span><text:span text:style-name="T35">g</text:span><text:span text:style-name="T36">ebruiker</text:span><text:span text:style-name="T34">&gt;<text:tab/></text:span><text:span text:style-name="T37"><text:tab/></text:span><text:span text:style-name="T11"> <text:tab/><text:tab/></text:span><text:span text:style-name="T12"><draw:control text:anchor-type="as-char" svg:y="-0.4cm" draw:z-index="5" draw:name="Gebruiker 2" draw:style-name="gr1" draw:text-style-name="P8" svg:width="6.002cm" svg:height="0.5cm" draw:control="control4"><svg:title>Gebruiker</svg:title><svg:desc>Volledige naam, bijv. Jan Stek</svg:desc></draw:control></text:span><text:span text:style-name="T12"><text:tab/></text:span><text:span text:style-name="T13">e</text:span><text:span text:style-name="T38">vt. </text:span><text:span text:style-name="T39">extra </text:span><text:span text:style-name="T38">gebruiker</text:span><text:span text:style-name="T39">s</text:span></text:p>
      <text:p text:style-name="P9"><text:span text:style-name="T34">&lt;</text:span><text:span text:style-name="T35">g</text:span><text:span text:style-name="T36">ebruikersnaam</text:span><text:span text:style-name="T34">&gt;<text:tab/></text:span><text:span text:style-name="T40"><draw:control text:anchor-type="as-char" svg:y="-0.4cm" draw:z-index="6" draw:name="Gberuikersnaam 1" draw:style-name="gr1" draw:text-style-name="P6" svg:width="6.002cm" svg:height="0.5cm" draw:control="control5"><svg:title>Gebruikersnaam</svg:title><svg:desc>Korte naam, bijv. jan</svg:desc></draw:control></text:span><text:span text:style-name="T40"><text:tab/></text:span><text:span text:style-name="T41">e</text:span><text:span text:style-name="T42">vt. </text:span><text:span text:style-name="T43">extra </text:span><text:span text:style-name="T42">gebruiker</text:span><text:span text:style-name="T43">s</text:span></text:p>
      <text:p text:style-name="P10"><text:span text:style-name="T44">v</text:span>ervang &lt;...&gt; in deze checklist door de waarde in het tekstvak.</text:p>
      <text:p text:style-name="P11"/>
      <text:p text:style-name="P12"/>
      <text:p text:style-name="P13"><text:span text:style-name="Strong_20_Emphasis"><text:span text:style-name="T45">Nog niet op Linux?</text:span></text:span><text:span text:style-name="T46"><text:tab/></text:span><text:span text:style-name="T47">G</text:span><text:span text:style-name="T48">ebruik </text:span><text:span text:style-name="Strong_20_Emphasis"><text:span text:style-name="T49">Checklist </text:span></text:span><text:span text:style-name="Strong_20_Emphasis"><text:span text:style-name="T50">overzetten</text:span></text:span><text:span text:style-name="T48"> op </text:span><text:a xlink:type="simple" xlink:href="https://karelzimer.nl/nl" text:style-name="Internet_20_link" text:visited-style-name="Visited_20_Internet_20_Link"><text:span text:style-name="Internet_20_link"><text:span text:style-name="T51">karelzimmer.nl/nl</text:span></text:span></text:a><text:span text:style-name="T52">.</text:span></text:p>
      <text:p text:style-name="P14"><text:span text:style-name="Strong_20_Emphasis"><text:span text:style-name="T53">Nieuwe installatie?</text:span></text:span><text:span text:style-name="T54"><text:tab/></text:span><text:span text:style-name="T55">B</text:span><text:span text:style-name="T54">egin bij hoofdstuk </text:span><text:span text:style-name="Strong_20_Emphasis"><text:span text:style-name="T53"><text:bookmark-ref text:reference-format="page" text:ref-name="__RefNumPara__4009_1271708128">2</text:bookmark-ref></text:span></text:span><text:span text:style-name="Strong_20_Emphasis"><text:span text:style-name="T53"><text:s text:c="2"/></text:span></text:span><text:span text:style-name="Strong_20_Emphasis"><text:span text:style-name="T56"><text:bookmark-ref text:reference-format="text" text:ref-name="__RefNumPara__4009_1271708128">Installatie uitvoeren</text:bookmark-ref></text:span></text:span><text:span text:style-name="T57">.</text:span></text:p>
      <text:p text:style-name="P15"><text:span text:style-name="Strong_20_Emphasis"/></text:p>
      <text:p text:style-name="P15"><text:span text:style-name="Strong_20_Emphasis"/></text:p>
      <text:list text:style-name="L1">
        <text:list-item>
          <text:p text:style-name="P16"><text:bookmark-start text:name="__RefNumPara__4083_1271708128"/><text:span text:style-name="Strong_20_Emphasis">Installatie voorbereiden</text:span><text:bookmark-end text:name="__RefNumPara__4083_1271708128"/></text:p>
        </text:list-item>
      </text:list>
      <text:p text:style-name="P17"><text:span text:style-name="Strong_20_Emphasis"/></text:p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9"><text:span text:style-name="Strong_20_Emphasis"><text:span text:style-name="T58">☐</text:span></text:span></text:p>
          </table:table-cell>
          <table:table-cell table:style-name="_31_._5f_Installatie_5f_voorbereiden.A1" office:value-type="string">
            <text:p text:style-name="P19"><text:span text:style-name="Strong_20_Emphasis"><text:span text:style-name="T58">☐</text:span></text:span><text:span text:style-name="T59"/></text:p>
          </table:table-cell>
          <table:table-cell table:style-name="_31_._5f_Installatie_5f_voorbereiden.D1" office:value-type="string">
            <text:p text:style-name="P20"><text:span text:style-name="T60">Aanmelden als &lt;</text:span><text:span text:style-name="T61">g</text:span><text:span text:style-name="T62">ebruike</text:span><text:span text:style-name="T63">r&gt;</text:span><text:span text:style-name="T64"><text:note text:id="ftn1" text:note-class="footnote"><text:note-citation>1</text:note-citation><text:note-body><text:p text:style-name="P21"><text:span text:style-name="T65">E</text:span><text:span text:style-name="T66">v</text:span><text:span text:style-name="T67">en</text:span><text:span text:style-name="T68">t</text:span><text:span text:style-name="T69">uele </text:span><text:span text:style-name="T70">extra </text:span><text:span text:style-name="T71">gebruiker</text:span><text:span text:style-name="T70">s aanmelden </text:span><text:span text:style-name="T72">en dezelfde stappen uitvoeren</text:span><text:span text:style-name="T73">.</text:span></text:p></text:note-body></text:note></text:span><text:span text:style-name="T64">.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><text:span text:style-name="Strong_20_Emphasis"><text:span text:style-name="T60"><text:s/></text:span></text:span></text:p>
          </table:table-cell>
          <table:table-cell table:style-name="_31_._5f_Installatie_5f_voorbereiden.A1" office:value-type="string">
            <text:p text:style-name="P22"><text:span text:style-name="Strong_20_Emphasis"><text:span text:style-name="T60"><text:s/></text:span></text:span></text:p>
          </table:table-cell>
          <table:table-cell table:style-name="_31_._5f_Installatie_5f_voorbereiden.D2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24"><text:span text:style-name="Strong_20_Emphasis"><text:span text:style-name="T74">☐</text:span></text:span></text:p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3" office:value-type="string">
            <text:p text:style-name="P25"><text:span text:style-name="T75">Druk op de Super-toets</text:span><text:span text:style-name="T75"><text:note text:id="ftn2" text:note-class="footnote"><text:note-citation>2</text:note-citation><text:note-body><text:p text:style-name="P26">Windows-, command- of vergrootglastoets.</text:p></text:note-body></text:note></text:span><text:span text:style-name="T75">, typ </text:span><text:span text:style-name="User_20_Entry"><text:span text:style-name="T75">term</text:span></text:span><text:span text:style-name="T75"> e</text:span><text:span text:style-name="T76">n </text:span><text:span text:style-name="T77">k</text:span><text:span text:style-name="T76">lik op het </text:span><text:span text:style-name="Strong_20_Emphasis"><text:span text:style-name="T78">Terminalvenster</text:span></text:span><text:span text:style-name="Strong_20_Emphasis"><text:span text:style-name="T79">-</text:span></text:span><text:span text:style-name="Strong_20_Emphasis"><text:span text:style-name="T76">pictogram</text:span></text:span><text:span text:style-name="Strong_20_Emphasis"><text:span text:style-name="T76"><text:note text:id="ftn3" text:note-class="footnote"><text:note-citation>3</text:note-citation><text:note-body><text:p text:style-name="P27">Op LXDE volg Menu &gt; <text:span text:style-name="T80">Systeem</text:span> &gt; <text:span text:style-name="T80">LXTerminal</text:span>.</text:p></text:note-body></text:note></text:span></text:span><text:span text:style-name="Strong_20_Emphasis"><text:span text:style-name="T81">.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><text:span text:style-name="Strong_20_Emphasis"/></text:p>
          </table:table-cell>
          <table:table-cell table:style-name="_31_._5f_Installatie_5f_voorbereiden.A1" office:value-type="string">
            <text:p text:style-name="P28"><text:span text:style-name="Strong_20_Emphasis"/></text:p>
          </table:table-cell>
          <table:table-cell table:style-name="_31_._5f_Installatie_5f_voorbereiden.D4" office:value-type="string">
            <text:p text:style-name="P29"><text:span text:style-name="T82">Typ</text:span><text:span text:style-name="T83"> de </text:span><text:span text:style-name="T84">volgende </text:span><text:span text:style-name="T85">drie </text:span><text:span text:style-name="T83">opdrachten, ieder gevolgd door de </text:span><text:span text:style-name="T86">Enter</text:span><text:span text:style-name="T76">-toets: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5" office:value-type="string">
            <text:p text:style-name="Standard"><text:span text:style-name="User_20_Entry"><text:span text:style-name="T87">sudo</text:span></text:span><text:span text:style-name="User_20_Entry"><text:span text:style-name="T88"> </text:span></text:span><text:span text:style-name="User_20_Entry"><text:span text:style-name="T87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6" office:value-type="string">
            <text:p text:style-name="Standard"><text:span text:style-name="User_20_Entry"><text:span text:style-name="T88">wget karelzimmer.nl/</text:span></text:span><text:span text:style-name="User_20_Entry"><text:span text:style-name="T89">getkz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7" office:value-type="string">
            <text:p text:style-name="Standard"><text:span text:style-name="User_20_Entry"><text:span text:style-name="T88">bash </text:span></text:span><text:span text:style-name="User_20_Entry"><text:span text:style-name="T90">getkz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8" office:value-type="string">
            <text:p text:style-name="P31"><text:span text:style-name="T91">V</text:span><text:span text:style-name="T92">olg </text:span><text:span text:style-name="T58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9" office:value-type="string">
            <text:p text:style-name="P32"/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9"><text:span text:style-name="Strong_20_Emphasis"><text:span text:style-name="T58">☐</text:span></text:span></text:p>
          </table:table-cell>
          <table:table-cell table:style-name="_31_._5f_Installatie_5f_voorbereiden.A1" office:value-type="string">
            <text:p text:style-name="P19"><text:span text:style-name="Strong_20_Emphasis"><text:span text:style-name="T58">☐</text:span></text:span></text:p>
          </table:table-cell>
          <table:table-cell table:style-name="_31_._5f_Installatie_5f_voorbereiden.D10" office:value-type="string">
            <text:p text:style-name="P33"><text:span text:style-name="T75">Druk op de Super-toets</text:span><text:span text:style-name="T93">2</text:span><text:span text:style-name="T75">, ty</text:span><text:span text:style-name="T94">p </text:span><text:span text:style-name="User_20_Entry"><text:span text:style-name="T95">menu</text:span></text:span><text:span text:style-name="T96"> </text:span><text:span text:style-name="T97">e</text:span><text:span text:style-name="T76">n </text:span><text:span text:style-name="T77">k</text:span><text:span text:style-name="T76">lik op het </text:span><text:span text:style-name="Strong_20_Emphasis"><text:span text:style-name="T98">KZ </text:span></text:span><text:span text:style-name="Strong_20_Emphasis"><text:span text:style-name="T99">Installatiemenu</text:span></text:span><text:span text:style-name="Strong_20_Emphasis"><text:span text:style-name="T79">-</text:span></text:span><text:span text:style-name="Strong_20_Emphasis"><text:span text:style-name="T76">pictogram</text:span></text:span><text:span text:style-name="Strong_20_Emphasis"><text:span text:style-name="T100"><text:note text:id="ftn4" text:note-class="footnote"><text:note-citation>4</text:note-citation><text:note-body><text:p text:style-name="P34">Op LXDE volg Menu &gt; H<text:span text:style-name="T101">u</text:span>lpmiddelen &gt; KZ Installatiemenu.</text:p></text:note-body></text:note></text:span></text:span><text:span text:style-name="Strong_20_Emphasis"><text:span text:style-name="T76">.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><text:span text:style-name="Strong_20_Emphasis"/></text:p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D11" office:value-type="string">
            <text:p text:style-name="P36"><text:span text:style-name="T102">Selecteer</text:span><text:span text:style-name="T58"> </text:span><text:span text:style-name="Strong_20_Emphasis"><text:span text:style-name="T103">1</text:span></text:span><text:span text:style-name="T104"> </text:span><text:span text:style-name="T105">Installatie voorbereiden</text:span><text:span text:style-name="T106">.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D12" office:value-type="string">
            <text:p text:style-name="P38"><text:span text:style-name="T91">V</text:span><text:span text:style-name="T92">olg </text:span><text:span text:style-name="T58">de aanwijzingen op het scherm.</text:span></text:p>
          </table:table-cell>
        </table:table-row>
      </table:table>
      <text:p text:style-name="P39"/>
      <text:list text:continue-numbering="true" text:style-name="L1">
        <text:list-item>
          <text:p text:style-name="P40"><text:bookmark-start text:name="__RefNumPara__4009_1271708128"/><text:span text:style-name="Strong_20_Emphasis">Installatie uitvoeren</text:span><text:bookmark-end text:name="__RefNumPara__4009_1271708128"/></text:p>
        </text:list-item>
      </text:list>
      <text:p text:style-name="P4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9"><text:span text:style-name="Strong_20_Emphasis"><text:span text:style-name="T58">☐</text:span></text:span></text:p>
          </table:table-cell>
          <table:table-cell table:style-name="_32_._5f_Installatie_5f_uitvoeren.C1" office:value-type="string">
            <text:p text:style-name="P42"><text:span text:style-name="T107">Start de computer op vanaf</text:span><text:span text:style-name="T107"><text:note text:id="ftn5" text:note-class="footnote"><text:note-citation>1</text:note-citation><text:note-body><text:p text:style-name="P43"><text:span text:style-name="T108">B</text:span><text:span text:style-name="T109">ootmenu/</text:span><text:span text:style-name="T108">S</text:span><text:span text:style-name="T109">etup</text:span><text:span text:style-name="T110"> via </text:span><text:span text:style-name="T111">é</text:span><text:span text:style-name="T112">é</text:span><text:span text:style-name="T108">n van de </text:span><text:span text:style-name="T113">v</text:span><text:span text:style-name="T114">eelgebruikte toetsen:</text:span><text:span text:style-name="T115"> </text:span><text:span text:style-name="T116">Esc</text:span><text:span text:style-name="T115">, </text:span><text:span text:style-name="T116">Delete</text:span><text:span text:style-name="T115">, </text:span><text:span text:style-name="T116">F1</text:span><text:span text:style-name="T115">, </text:span><text:span text:style-name="T116">F2</text:span><text:span text:style-name="T115">, </text:span><text:span text:style-name="T116">F9</text:span><text:span text:style-name="T115">, </text:span><text:span text:style-name="T116">F10</text:span><text:span text:style-name="T115">, </text:span><text:span text:style-name="T116">F11</text:span><text:span text:style-name="T115">, of </text:span><text:span text:style-name="T116">F12</text:span></text:p></text:note-body></text:note></text:span><text:span text:style-name="T107"> </text:span><text:span text:style-name="T117">een </text:span><text:span text:style-name="T118"><text:user-field-get text:name="Distro">Debian</text:user-field-get></text:span><text:span text:style-name="T119"><text:s/></text:span><text:span text:style-name="T120">Desktop</text:span><text:span text:style-name="T121"> </text:span><text:span text:style-name="T122">Live</text:span><text:span text:style-name="T123"><text:note text:id="ftn6" text:note-class="footnote"><text:note-citation>2</text:note-citation><text:note-body><text:p text:style-name="P44"><text:span text:style-name="T124">Vanaf een </text:span><text:span text:style-name="T125">L</text:span><text:span text:style-name="T124">ive </text:span><text:span text:style-name="T126">USB</text:span><text:span text:style-name="T127">-stick</text:span><text:span text:style-name="T128"> </text:span><text:span text:style-name="T124">kunt u opstarten en </text:span><text:span text:style-name="T129">met </text:span><text:span text:style-name="T130"><text:user-field-get text:name="Distro">Debian</text:user-field-get></text:span><text:span text:style-name="T130"><text:s/></text:span><text:span text:style-name="T124">werken zonder enige bestanden op de harde schijf te wijzigen en maakt ook installatie van </text:span><text:span text:style-name="T130"><text:user-field-get text:name="Distro">Debian</text:user-field-get></text:span><text:span text:style-name="T130"><text:s/></text:span><text:span text:style-name="T124">mogelijk.</text:span></text:p></text:note-body></text:note></text:span><text:span text:style-name="T131"> </text:span><text:span text:style-name="T132">USB</text:span><text:span text:style-name="T133">-stick</text:span><text:span text:style-name="T133"><text:note text:id="ftn7" text:note-class="footnote"><text:note-citation>3</text:note-citation><text:note-body><text:p text:style-name="P45"><text:span text:style-name="T134">Ga naar</text:span><text:span text:style-name="T135"> </text:span><text:a xlink:type="simple" xlink:href="https://www.debian.org/" text:style-name="Internet_20_link" text:visited-style-name="Visited_20_Internet_20_Link"><text:span text:style-name="T136">debian.org</text:span></text:a><text:span text:style-name="T135">, </text:span><text:span text:style-name="T137">en </text:span><text:span text:style-name="T138">klik op</text:span><text:span text:style-name="T137"> </text:span><text:span text:style-name="Strong_20_Emphasis"><text:span text:style-name="T139">Andere</text:span></text:span><text:span text:style-name="Strong_20_Emphasis"><text:span text:style-name="T140"> downloads</text:span></text:span><text:span text:style-name="T141"> (onder “Download</text:span><text:span text:style-name="T142">en”</text:span><text:span text:style-name="T141">) </text:span><text:span text:style-name="T137">en </text:span><text:span text:style-name="T138">vervolgens op</text:span><text:span text:style-name="T141"> </text:span><text:span text:style-name="Strong_20_Emphasis"><text:span text:style-name="T139">Ander</text:span></text:span><text:span text:style-name="Strong_20_Emphasis"><text:span text:style-name="T140"> live-ISO</text:span></text:span><text:span text:style-name="T141"> (onder “Debian live uitproberen voordat u installeert”</text:span><text:span text:style-name="T143">).<text:line-break/></text:span><text:span text:style-name="T142">Klik op éé</text:span><text:span text:style-name="T134">n</text:span><text:span text:style-name="T144"> van de volgende drie </text:span><text:span text:style-name="T145">desktop</text:span><text:span text:style-name="T146">omgevingen</text:span><text:span text:style-name="T147">:</text:span><text:span text:style-name="T142"><text:line-break/></text:span><text:span text:style-name="Strong_20_Emphasis"><text:span text:style-name="T143">debian-live-...-amd64-</text:span></text:span><text:span text:style-name="Strong_20_Emphasis"><text:span text:style-name="T148">gnome</text:span></text:span><text:span text:style-name="Strong_20_Emphasis"><text:span text:style-name="T149">.iso</text:span></text:span><text:span text:style-name="Strong_20_Emphasis"><text:span text:style-name="T150"><text:tab/><text:tab/>GNOME </text:span></text:span><text:span text:style-name="Strong_20_Emphasis"><text:span text:style-name="T151">lijkt</text:span></text:span><text:span text:style-name="Strong_20_Emphasis"><text:span text:style-name="T150"> </text:span></text:span><text:span text:style-name="Strong_20_Emphasis"><text:span text:style-name="T151">op</text:span></text:span><text:span text:style-name="Strong_20_Emphasis"><text:span text:style-name="T150"> </text:span></text:span><text:span text:style-name="Strong_20_Emphasis"><text:span text:style-name="T152">macOS </text:span></text:span><text:span text:style-name="Strong_20_Emphasis"><text:span text:style-name="T153">en </text:span></text:span><text:span text:style-name="Strong_20_Emphasis"><text:span text:style-name="T150">Ubuntu </text:span></text:span><text:span text:style-name="Strong_20_Emphasis"><text:span text:style-name="T152">en </text:span></text:span><text:span text:style-name="Strong_20_Emphasis"><text:span text:style-name="T150">is het meest gebruikt</text:span></text:span><text:span text:style-name="T143"><text:line-break/></text:span><text:span text:style-name="Strong_20_Emphasis"><text:span text:style-name="T143">debian-live-...-amd64-</text:span></text:span><text:span text:style-name="Strong_20_Emphasis"><text:span text:style-name="T148">cinnamon</text:span></text:span><text:span text:style-name="Strong_20_Emphasis"><text:span text:style-name="T149">.iso</text:span></text:span><text:span text:style-name="T150"> <text:tab/></text:span><text:span text:style-name="T154">Cinnamon</text:span><text:span text:style-name="T146"> </text:span><text:span text:style-name="T151">lijkt op</text:span><text:span text:style-name="T146"> Windows en Linux Mint</text:span><text:span text:style-name="T143"><text:line-break/></text:span><text:span text:style-name="Strong_20_Emphasis"><text:span text:style-name="T143">debian-live-...-amd64-</text:span></text:span><text:span text:style-name="Strong_20_Emphasis"><text:span text:style-name="T148">lx</text:span></text:span><text:span text:style-name="Strong_20_Emphasis"><text:span text:style-name="T155">de</text:span></text:span><text:span text:style-name="Strong_20_Emphasis"><text:span text:style-name="T149">.iso</text:span></text:span><text:span text:style-name="T150"> <text:tab/><text:tab/><text:tab/>LXDE </text:span><text:span text:style-name="T151">lijkt op </text:span><text:span text:style-name="T150">Windows </text:span><text:span text:style-name="T156">en </text:span><text:span text:style-name="T157">is bedoeld </text:span><text:span text:style-name="T150">voor </text:span><text:span text:style-name="T158">zeer </text:span><text:span text:style-name="T150">oud</text:span><text:span text:style-name="T159">e</text:span><text:span text:style-name="T150"> computers</text:span><text:span text:style-name="T160"><text:line-break/></text:span><text:span text:style-name="Strong_20_Emphasis"><text:span text:style-name="T161">O</text:span></text:span><text:span text:style-name="Strong_20_Emphasis"><text:span text:style-name="T162">p </text:span></text:span><text:a xlink:type="simple" xlink:href="https://karelzimmer.nl/" text:style-name="Internet_20_link" text:visited-style-name="Visited_20_Internet_20_Link"><text:span text:style-name="Strong_20_Emphasis"><text:span text:style-name="T163">karelzimmer.nl</text:span></text:span></text:a><text:span text:style-name="Strong_20_Emphasis"><text:span text:style-name="T162">, </text:span></text:span><text:span text:style-name="Strong_20_Emphasis"><text:span text:style-name="T161">onder </text:span></text:span><text:span text:style-name="Strong_20_Emphasis"><text:span text:style-name="T164">Linux </text:span></text:span><text:span text:style-name="Strong_20_Emphasis"><text:span text:style-name="T165">installeren</text:span></text:span><text:span text:style-name="Strong_20_Emphasis"><text:span text:style-name="T161">, </text:span></text:span><text:span text:style-name="Strong_20_Emphasis"><text:span text:style-name="T166">in </text:span></text:span><text:span text:style-name="Strong_20_Emphasis"><text:span text:style-name="T164">Linux info</text:span></text:span><text:span text:style-name="Strong_20_Emphasis"><text:span text:style-name="T161">, </text:span></text:span><text:span text:style-name="Strong_20_Emphasis"><text:span text:style-name="T167">vindt u </text:span></text:span><text:span text:style-name="Strong_20_Emphasis"><text:span text:style-name="T161">instructies voor het maken van een opstartbare USB-stick.</text:span></text:span></text:p></text:note-body></text:note></text:span><text:span text:style-name="T168">.</text:span>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><text:span text:style-name="Strong_20_Emphasis"/></text:p>
          </table:table-cell>
          <table:table-cell table:style-name="_32_._5f_Installatie_5f_uitvoeren.C2" office:value-type="string">
            <text:p text:style-name="P46"><text:span text:style-name="T102">Selecteer</text:span><text:span text:style-name="T169"> </text:span><text:span text:style-name="Strong_20_Emphasis"><text:span text:style-name="T170">Live </text:span></text:span><text:span text:style-name="Strong_20_Emphasis"><text:span text:style-name="T171">system (amd64)</text:span></text:span><text:span text:style-name="T172"> </text:span><text:span text:style-name="T173">en druk op de </text:span><text:span text:style-name="T174">Enter</text:span><text:span text:style-name="T175">-</text:span><text:span text:style-name="T76">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19"><text:span text:style-name="Strong_20_Emphasis"><text:span text:style-name="T58">☐</text:span></text:span></text:p>
          </table:table-cell>
          <table:table-cell table:style-name="_32_._5f_Installatie_5f_uitvoeren.C4" office:value-type="string">
            <text:p text:style-name="P48">Volg de welkomstschermen.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5" office:value-type="string">
            <text:p text:style-name="P49"/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1"><text:span text:style-name="Strong_20_Emphasis"><text:span text:style-name="T58">☐</text:span></text:span></text:p>
          </table:table-cell>
          <table:table-cell table:style-name="_32_._5f_Installatie_5f_uitvoeren.C6" office:value-type="string">
            <text:p text:style-name="P52"><text:span text:style-name="T176">Start de installatie</text:span><text:span text:style-name="T177"> </text:span><text:span text:style-name="T76">via </text:span><text:span text:style-name="T178">een </text:span><text:span text:style-name="T179">klik op </text:span><text:span text:style-name="Strong_20_Emphasis"><text:span text:style-name="T180">Activities</text:span></text:span><text:span text:style-name="T179"> en </text:span><text:span text:style-name="T181">een </text:span><text:span text:style-name="T179">klik op</text:span><text:span text:style-name="T182"> </text:span><text:span text:style-name="Strong_20_Emphasis"><text:span text:style-name="T183">Install Debian</text:span></text:span><text:span text:style-name="T184">.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7" office:value-type="string">
            <text:p text:style-name="P53"><text:span text:style-name="T185">Typ</text:span><text:span text:style-name="T186"> </text:span><text:span text:style-name="User_20_Entry"><text:span text:style-name="T187">live</text:span></text:span><text:span text:style-name="T186"> als</text:span><text:span text:style-name="T185"> er om een wachtwoord wordt gevraagd.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8" office:value-type="string">
            <text:p text:style-name="P54"/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8" office:value-type="string">
            <text:p text:style-name="P55"><text:span text:style-name="Emphasis"><text:span text:style-name="T188">Volg de installatieschermen en vul deze in.</text:span></text:span><text:span text:style-name="T189"/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8" office:value-type="string">
            <text:p text:style-name="P54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19"><text:span text:style-name="Strong_20_Emphasis"><text:span text:style-name="T58">☐</text:span></text:span></text:p>
          </table:table-cell>
          <table:table-cell table:style-name="_32_._5f_Installatie_5f_uitvoeren.C8" office:value-type="string">
            <text:p text:style-name="Standard"><text:span text:style-name="T190">Maak verbinding met het </text:span><text:span text:style-name="T191">netwerk</text:span><text:span text:style-name="T190">; essentieel voor taalinstelling en softwareselectie</text:span><text:span text:style-name="T76">.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8" office:value-type="string">
            <text:p text:style-name="P54"/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1"><text:span text:style-name="Strong_20_Emphasis"><text:span text:style-name="T58">☐</text:span></text:span></text:p>
          </table:table-cell>
          <table:table-cell table:style-name="_32_._5f_Installatie_5f_uitvoeren.C13" office:value-type="string">
            <text:p text:style-name="P57"><text:span text:style-name="T176">Bij </text:span><text:span text:style-name="Strong_20_Emphasis"><text:span text:style-name="T192">Welcome</text:span></text:span><text:span text:style-name="T176">: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13" office:value-type="string">
            <text:p text:style-name="P58"><text:span text:style-name="T193">K</text:span><text:span text:style-name="T176">ies </text:span><text:span text:style-name="Strong_20_Emphasis"><text:span text:style-name="T192">Nederlands</text:span></text:span><text:span text:style-name="T176"> </text:span><text:span text:style-name="T194">en klik op </text:span><text:span text:style-name="Strong_20_Emphasis"><text:span text:style-name="T195">Volgende</text:span></text:span><text:span text:style-name="T194">.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13" office:value-type="string">
            <text:p text:style-name="P57"/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19"><text:span text:style-name="Strong_20_Emphasis"><text:span text:style-name="T58">☐</text:span></text:span></text:p>
          </table:table-cell>
          <table:table-cell table:style-name="_32_._5f_Installatie_5f_uitvoeren.C16" office:value-type="string">
            <text:p text:style-name="P60">Bij <text:span text:style-name="T196">Locatie</text:span>: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16" office:value-type="string">
            <text:p text:style-name="P61"><text:span text:style-name="T197">B</text:span>ij <text:span text:style-name="T196">Regio</text:span> <text:span text:style-name="T197">kies</text:span> <text:span text:style-name="T196">Europa</text:span> <text:span text:style-name="T198">en </text:span><text:span text:style-name="T199">klik op </text:span><text:span text:style-name="Strong_20_Emphasis"><text:span text:style-name="T200">Volgende</text:span></text:span><text:span text:style-name="T199">.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16" office:value-type="string">
            <text:p text:style-name="P62"/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24"><text:span text:style-name="Strong_20_Emphasis"><text:span text:style-name="T74">☐</text:span></text:span></text:p>
          </table:table-cell>
          <table:table-cell table:style-name="_32_._5f_Installatie_5f_uitvoeren.C19" office:value-type="string">
            <text:p text:style-name="P60">Bij <text:span text:style-name="T196">Toetsenbord</text:span>: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19" office:value-type="string">
            <text:p text:style-name="P61"><text:span text:style-name="T201">K</text:span>ies <text:span text:style-name="T196">English (US)</text:span> <text:span text:style-name="T202">en </text:span><text:span text:style-name="Strong_20_Emphasis"><text:span text:style-name="T202">English (US, intl., with dead keys)</text:span></text:span><text:span text:style-name="T202">, </text:span><text:span text:style-name="T198">en </text:span><text:span text:style-name="T199">klik op </text:span><text:span text:style-name="Strong_20_Emphasis"><text:span text:style-name="T200">Volgende</text:span></text:span><text:span text:style-name="T199">.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21" office:value-type="string">
            <text:p text:style-name="P60"/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51"><text:span text:style-name="Strong_20_Emphasis"><text:span text:style-name="T58">☐</text:span></text:span></text:p>
          </table:table-cell>
          <table:table-cell table:style-name="_32_._5f_Installatie_5f_uitvoeren.C22" office:value-type="string">
            <text:p text:style-name="P65"><text:span text:style-name="T203">Bij </text:span><text:span text:style-name="Strong_20_Emphasis"><text:span text:style-name="T204">Gebruikers</text:span></text:span><text:span text:style-name="T203">:</text:span>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/>
          </table:table-cell>
          <table:table-cell table:style-name="_32_._5f_Installatie_5f_uitvoeren.C23" office:value-type="string">
            <text:p text:style-name="P66"><text:span text:style-name="T205">V</text:span><text:span text:style-name="T203">ul in </text:span><text:span text:style-name="Strong_20_Emphasis"><text:span text:style-name="T206">Wat is je naam?</text:span></text:span><text:span text:style-name="T207"> &lt;</text:span><text:span text:style-name="T208">gebruiker&gt;</text:span><text:span text:style-name="T209">,</text:span><text:span text:style-name="Strong_20_Emphasis"><text:span text:style-name="T210"><text:line-break/></text:span></text:span><text:span text:style-name="Strong_20_Emphasis"><text:span text:style-name="T206">Welke naam wil je gebruiken om in te loggen?</text:span></text:span><text:span text:style-name="T211"> &lt;</text:span><text:span text:style-name="T212">gebruikers</text:span><text:span text:style-name="T208">naam&gt;</text:span><text:span text:style-name="T176">,</text:span><text:span text:style-name="Strong_20_Emphasis"><text:span text:style-name="T213"><text:line-break/></text:span></text:span><text:span text:style-name="Strong_20_Emphasis"><text:span text:style-name="T214">Wat is de </text:span></text:span><text:span text:style-name="Strong_20_Emphasis"><text:span text:style-name="T206">naam van deze </text:span></text:span><text:span text:style-name="Strong_20_Emphasis"><text:span text:style-name="T214">computer</text:span></text:span><text:span text:style-name="Strong_20_Emphasis"><text:span text:style-name="T215"> </text:span></text:span><text:span text:style-name="T216">&lt;</text:span><text:span text:style-name="T208">computernaam&gt;</text:span><text:span text:style-name="T207">,</text:span></text:p>
            <text:p text:style-name="P67"><text:span text:style-name="T211">v</text:span><text:span text:style-name="T207">ul </text:span><text:span text:style-name="T217">tweemaal het </text:span><text:span text:style-name="Strong_20_Emphasis"><text:span text:style-name="T218">wachtwoord</text:span></text:span><text:span text:style-name="T217"> </text:span><text:span text:style-name="T207">in</text:span><text:span text:style-name="T219"> </text:span><text:span text:style-name="T194">en klik op </text:span><text:span text:style-name="Strong_20_Emphasis"><text:span text:style-name="T220">Volgende</text:span></text:span><text:span text:style-name="T194">.</text:span></text:p>
          </table:table-cell>
        </table:table-row>
      </table:table>
      <text:p text:style-name="P68"><text:span text:style-name="Strong_20_Emphasis"/></text:p>
      <text:list text:continue-numbering="true" text:style-name="L1">
        <text:list-item>
          <text:p text:style-name="P69"><text:span text:style-name="Strong_20_Emphasis"><text:span text:style-name="T221">Installatie </text:span></text:span><text:span text:style-name="Strong_20_Emphasis"><text:span text:style-name="T222">afronden</text:span></text:span></text:p>
        </text:list-item>
      </text:list>
      <text:p text:style-name="P70"><text:span text:style-name="Strong_20_Emphasis"/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51"><text:span text:style-name="Strong_20_Emphasis"><text:span text:style-name="T58">☐</text:span></text:span></text:p>
          </table:table-cell>
          <table:table-cell table:style-name="_33_._5f_Installatie_5f_afronden.C1" office:value-type="string">
            <text:p text:style-name="P72"><text:span text:style-name="T223">Aanmelden als </text:span><text:span text:style-name="T60">&lt;</text:span><text:span text:style-name="T62">gebruike</text:span><text:span text:style-name="T63">r&gt;</text:span><text:span text:style-name="T178">.</text:span></text:p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/>
          </table:table-cell>
          <table:table-cell table:style-name="_33_._5f_Installatie_5f_afronden.C2" office:value-type="string">
            <text:p text:style-name="P74"/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6"><text:span text:style-name="Strong_20_Emphasis"><text:span text:style-name="T224">☐</text:span></text:span></text:p>
          </table:table-cell>
          <table:table-cell table:style-name="_33_._5f_Installatie_5f_afronden.C3" office:value-type="string">
            <text:p text:style-name="P77"><text:span text:style-name="T225">Volg de welkomstschermen.</text:span><text:span text:style-name="T226"/></text:p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6"/>
          </table:table-cell>
          <table:table-cell table:style-name="_33_._5f_Installatie_5f_afronden.C3" office:value-type="string">
            <text:p text:style-name="P77"/>
          </table:table-cell>
        </table:table-row>
        <table:table-row>
          <table:table-cell table:style-name="_33_._5f_Installatie_5f_afronden.A1" office:value-type="string">
            <text:p text:style-name="P18"/>
          </table:table-cell>
          <table:table-cell table:style-name="_33_._5f_Installatie_5f_afronden.A1" office:value-type="string">
            <text:p text:style-name="P19"><text:span text:style-name="Strong_20_Emphasis"><text:span text:style-name="T58">☐</text:span></text:span></text:p>
          </table:table-cell>
          <table:table-cell table:style-name="_33_._5f_Installatie_5f_afronden.C5" office:value-type="string">
            <text:p text:style-name="P78"><text:span text:style-name="T75">Druk op de Super-toets</text:span><text:span text:style-name="T75"><text:note text:id="ftn8" text:note-class="footnote"><text:note-citation>1</text:note-citation><text:note-body><text:p text:style-name="P79">Windows-, command- of vergrootglastoets.</text:p></text:note-body></text:note></text:span><text:span text:style-name="T75">, ty</text:span><text:span text:style-name="T94">p </text:span><text:span text:style-name="User_20_Entry"><text:span text:style-name="T227">term</text:span></text:span><text:span text:style-name="T96"> </text:span><text:span text:style-name="T97">e</text:span><text:span text:style-name="T76">n </text:span><text:span text:style-name="T77">k</text:span><text:span text:style-name="T76">lik op het </text:span><text:span text:style-name="Strong_20_Emphasis"><text:span text:style-name="T78">Terminalvenster</text:span></text:span><text:span text:style-name="Strong_20_Emphasis"><text:span text:style-name="T79">-</text:span></text:span><text:span text:style-name="Strong_20_Emphasis"><text:span text:style-name="T76">pictogram</text:span></text:span><text:span text:style-name="Strong_20_Emphasis"><text:span text:style-name="T76"><text:note text:id="ftn9" text:note-class="footnote"><text:note-citation>2</text:note-citation><text:note-body><text:p text:style-name="P27">Op LXDE volg Menu &gt; <text:span text:style-name="T80">Systeem</text:span> &gt; <text:span text:style-name="T80">LXTerminal</text:span>.</text:p></text:note-body></text:note></text:span></text:span><text:span text:style-name="Strong_20_Emphasis"><text:span text:style-name="T81">.</text:span></text:span></text:p>
          </table:table-cell>
        </table:table-row>
        <table:table-row>
          <table:table-cell table:style-name="_33_._5f_Installatie_5f_afronden.A1" office:value-type="string">
            <text:p text:style-name="P28"/>
          </table:table-cell>
          <table:table-cell table:style-name="_33_._5f_Installatie_5f_afronden.A1" office:value-type="string">
            <text:p text:style-name="P28"><text:span text:style-name="Strong_20_Emphasis"/></text:p>
          </table:table-cell>
          <table:table-cell table:style-name="_33_._5f_Installatie_5f_afronden.C6" office:value-type="string">
            <text:p text:style-name="P80"><text:span text:style-name="T82">Typ</text:span><text:span text:style-name="T83"> de </text:span><text:span text:style-name="T84">volgende </text:span><text:span text:style-name="T85">drie </text:span><text:span text:style-name="T83">opdrachten, ieder gevolgd door de </text:span><text:span text:style-name="T228">Enter</text:span><text:span text:style-name="T76">-toets: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7" office:value-type="string">
            <text:p text:style-name="P82"><text:span text:style-name="User_20_Entry"><text:span text:style-name="T87">sudo</text:span></text:span><text:span text:style-name="User_20_Entry"><text:span text:style-name="T88"> </text:span></text:span><text:span text:style-name="User_20_Entry"><text:span text:style-name="T87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8" office:value-type="string">
            <text:p text:style-name="P83"><text:span text:style-name="User_20_Entry"><text:span text:style-name="T88">wget karelzimmer.nl/</text:span></text:span><text:span text:style-name="User_20_Entry"><text:span text:style-name="T89">getkz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9" office:value-type="string">
            <text:p text:style-name="P83"><text:span text:style-name="User_20_Entry"><text:span text:style-name="T88">bash </text:span></text:span><text:span text:style-name="User_20_Entry"><text:span text:style-name="T90">g</text:span></text:span><text:span text:style-name="User_20_Entry"><text:span text:style-name="T229">etkz</text:span></text:span></text:p>
          </table:table-cell>
        </table:table-row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/>
          </table:table-cell>
          <table:table-cell table:style-name="_33_._5f_Installatie_5f_afronden.C10" office:value-type="string">
            <text:p text:style-name="P85"><text:span text:style-name="Strong_20_Emphasis"><text:span text:style-name="T85">V</text:span></text:span><text:span text:style-name="Strong_20_Emphasis"><text:span text:style-name="T92">olg </text:span></text:span><text:span text:style-name="Strong_20_Emphasis"><text:span text:style-name="T58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/>
          </table:table-cell>
          <table:table-cell table:style-name="_33_._5f_Installatie_5f_afronden.C11" office:value-type="string">
            <text:p text:style-name="P86"/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19"><text:span text:style-name="Strong_20_Emphasis"><text:span text:style-name="T58">☐</text:span></text:span></text:p>
          </table:table-cell>
          <table:table-cell table:style-name="_33_._5f_Installatie_5f_afronden.C12" office:value-type="string">
            <text:p text:style-name="P87"><text:span text:style-name="T75">Druk op de Super-toets</text:span><text:span text:style-name="T93">1</text:span><text:span text:style-name="T75">, t</text:span><text:span text:style-name="T94">yp </text:span><text:span text:style-name="User_20_Entry"><text:span text:style-name="T230">menu</text:span></text:span><text:span text:style-name="T96"> </text:span><text:span text:style-name="T97">e</text:span><text:span text:style-name="T76">n </text:span><text:span text:style-name="T77">k</text:span><text:span text:style-name="T76">lik op het </text:span><text:span text:style-name="Strong_20_Emphasis"><text:span text:style-name="T98">KZ </text:span></text:span><text:span text:style-name="Strong_20_Emphasis"><text:span text:style-name="T99">Installatiemenu</text:span></text:span><text:span text:style-name="Strong_20_Emphasis"><text:span text:style-name="T78">-</text:span></text:span><text:span text:style-name="Strong_20_Emphasis"><text:span text:style-name="T76">pictogram</text:span></text:span><text:span text:style-name="Strong_20_Emphasis"><text:span text:style-name="T100"><text:note text:id="ftn10" text:note-class="footnote"><text:note-citation>3</text:note-citation><text:note-body><text:p text:style-name="P34">Op LXDE volg Menu &gt; H<text:span text:style-name="T101">u</text:span>lpmiddelen &gt; KZ Installatiemenu.</text:p></text:note-body></text:note></text:span></text:span><text:span text:style-name="Strong_20_Emphasis"><text:span text:style-name="T76">.</text:span></text:span></text:p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><text:span text:style-name="Strong_20_Emphasis"/></text:p>
          </table:table-cell>
          <table:table-cell table:style-name="_33_._5f_Installatie_5f_afronden.C13" office:value-type="string">
            <text:p text:style-name="P88"><text:span text:style-name="T102">Selecteer</text:span><text:span text:style-name="T231"> </text:span><text:span text:style-name="Strong_20_Emphasis"><text:span text:style-name="T232">3</text:span></text:span><text:span text:style-name="T233"> </text:span><text:span text:style-name="T234">Installatie</text:span><text:span text:style-name="T235"> </text:span><text:span text:style-name="T236">afronden</text:span><text:span text:style-name="T106">.</text:span></text:p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/>
          </table:table-cell>
          <table:table-cell table:style-name="_33_._5f_Installatie_5f_afronden.C14" office:value-type="string">
            <text:p text:style-name="P38"><text:span text:style-name="T91">V</text:span><text:span text:style-name="T92">olg </text:span><text:span text:style-name="T58">de aanwijzingen op het scherm.</text:span></text:p>
          </table:table-cell>
        </table:table-row>
      </table:table>
      <text:p text:style-name="P70"><text:span text:style-name="Strong_20_Emphasis"><text:span text:style-name="T58"><text:tab/></text:span></text:span></text:p>
      <text:list text:continue-numbering="true" text:style-name="L1">
        <text:list-item>
          <text:p text:style-name="P89"><text:span text:style-name="Strong_20_Emphasis"><text:span text:style-name="T237">Gebruiker inrichten</text:span></text:span></text:p>
        </text:list-item>
      </text:list>
      <text:p text:style-name="P9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91"/>
          </table:table-cell>
          <table:table-cell table:style-name="Tabel2.A1" office:value-type="string">
            <text:p text:style-name="P19"><text:span text:style-name="Strong_20_Emphasis"><text:span text:style-name="T58">☐</text:span></text:span></text:p>
          </table:table-cell>
          <table:table-cell table:style-name="Tabel2.A1" office:value-type="string">
            <text:p text:style-name="P19"><text:span text:style-name="Strong_20_Emphasis"><text:span text:style-name="T58">☐</text:span></text:span></text:p>
          </table:table-cell>
          <table:table-cell table:style-name="Tabel2.D1" office:value-type="string">
            <text:p text:style-name="P92"><text:span text:style-name="T223">Aanmelden als </text:span><text:span text:style-name="T60">&lt;</text:span><text:span text:style-name="T62">gebruike</text:span><text:span text:style-name="T63">r&gt;</text:span><text:span text:style-name="T64"><text:note text:id="ftn11" text:note-class="footnote"><text:note-citation>1</text:note-citation><text:note-body><text:p text:style-name="P93"><text:span text:style-name="T238">E</text:span><text:span text:style-name="T239">v</text:span><text:span text:style-name="T240">en</text:span><text:span text:style-name="T241">t</text:span><text:span text:style-name="T242">uele </text:span><text:span text:style-name="T243">extra </text:span><text:span text:style-name="T71">gebruiker</text:span><text:span text:style-name="T243">s aanmelden </text:span><text:span text:style-name="T244">en dezelfde stappen uitvoeren</text:span><text:span text:style-name="T245">.</text:span></text:p></text:note-body></text:note></text:span><text:span text:style-name="T223">.</text:span></text:p>
          </table:table-cell>
        </table:table-row>
        <table:table-row>
          <table:table-cell table:style-name="Tabel2.A1" office:value-type="string">
            <text:p text:style-name="P94"/>
          </table:table-cell>
          <table:table-cell table:style-name="Tabel2.A1" office:value-type="string">
            <text:p text:style-name="P94"/>
          </table:table-cell>
          <table:table-cell table:style-name="Tabel2.A1" office:value-type="string">
            <text:p text:style-name="P94"/>
          </table:table-cell>
          <table:table-cell table:style-name="Tabel2.D2" office:value-type="string">
            <text:p text:style-name="P95"/>
          </table:table-cell>
        </table:table-row>
        <table:table-row table:style-name="Tabel2.3">
          <table:table-cell table:style-name="Tabel2.A1" office:value-type="string">
            <text:p text:style-name="P94"/>
          </table:table-cell>
          <table:table-cell table:style-name="Tabel2.A1" office:value-type="string">
            <text:p text:style-name="P91"><text:span text:style-name="Strong_20_Emphasis"/></text:p>
          </table:table-cell>
          <table:table-cell table:style-name="Tabel2.A1" office:value-type="string">
            <text:p text:style-name="P19"><text:span text:style-name="Strong_20_Emphasis"><text:span text:style-name="T58">☐</text:span></text:span></text:p>
          </table:table-cell>
          <table:table-cell table:style-name="Tabel2.D2" office:value-type="string">
            <text:p text:style-name="P96"><text:span text:style-name="T246">Volg de welkomstschermen.</text:span><text:span text:style-name="T247"/></text:p>
          </table:table-cell>
        </table:table-row>
        <table:table-row>
          <table:table-cell table:style-name="Tabel2.A1" office:value-type="string">
            <text:p text:style-name="P94"/>
          </table:table-cell>
          <table:table-cell table:style-name="Tabel2.A1" office:value-type="string">
            <text:p text:style-name="P94"/>
          </table:table-cell>
          <table:table-cell table:style-name="Tabel2.A1" office:value-type="string">
            <text:p text:style-name="P94"/>
          </table:table-cell>
          <table:table-cell table:style-name="Tabel2.D2" office:value-type="string">
            <text:p text:style-name="P95"/>
          </table:table-cell>
        </table:table-row>
        <table:table-row>
          <table:table-cell table:style-name="Tabel2.A1" office:value-type="string">
            <text:p text:style-name="P97"/>
          </table:table-cell>
          <table:table-cell table:style-name="Tabel2.A1" office:value-type="string">
            <text:p text:style-name="P24"><text:span text:style-name="Strong_20_Emphasis"><text:span text:style-name="T74">☐</text:span></text:span></text:p>
          </table:table-cell>
          <table:table-cell table:style-name="Tabel2.A1" office:value-type="string">
            <text:p text:style-name="P19"><text:span text:style-name="Strong_20_Emphasis"><text:span text:style-name="T58">☐</text:span></text:span></text:p>
          </table:table-cell>
          <table:table-cell table:style-name="Tabel2.D5" office:value-type="string">
            <text:p text:style-name="P98"><text:span text:style-name="T76">Druk op de Super-toets</text:span><text:span text:style-name="T76"><text:note text:id="ftn12" text:note-class="footnote"><text:note-citation>2</text:note-citation><text:note-body><text:p text:style-name="P79">Windows-, command- of vergrootglastoets.</text:p></text:note-body></text:note></text:span><text:span text:style-name="T76">, t</text:span><text:span text:style-name="T94">yp </text:span><text:span text:style-name="User_20_Entry"><text:span text:style-name="T248">menu</text:span></text:span><text:span text:style-name="T96"> </text:span><text:span text:style-name="T97">e</text:span><text:span text:style-name="T76">n </text:span><text:span text:style-name="T77">k</text:span><text:span text:style-name="T76">lik op het </text:span><text:span text:style-name="Strong_20_Emphasis"><text:span text:style-name="T249">KZ</text:span></text:span><text:span text:style-name="Strong_20_Emphasis"><text:span text:style-name="T98"> </text:span></text:span><text:span text:style-name="Strong_20_Emphasis"><text:span text:style-name="T99">Installatiemenu</text:span></text:span><text:span text:style-name="Strong_20_Emphasis"><text:span text:style-name="T79">-</text:span></text:span><text:span text:style-name="Strong_20_Emphasis"><text:span text:style-name="T76">pictogram</text:span></text:span><text:span text:style-name="Strong_20_Emphasis"><text:span text:style-name="T100"><text:note text:id="ftn13" text:note-class="footnote"><text:note-citation>3</text:note-citation><text:note-body><text:p text:style-name="P34">Op LXDE volg Menu &gt; H<text:span text:style-name="T101">u</text:span>lpmiddelen &gt; KZ Installatiemenu.</text:p></text:note-body></text:note></text:span></text:span><text:span text:style-name="Strong_20_Emphasis"><text:span text:style-name="T76">.</text:span></text:span></text:p>
          </table:table-cell>
        </table:table-row>
        <table:table-row>
          <table:table-cell table:style-name="Tabel2.A1" office:value-type="string">
            <text:p text:style-name="P99"/>
          </table:table-cell>
          <table:table-cell table:style-name="Tabel2.A1" office:value-type="string">
            <text:p text:style-name="P99"/>
          </table:table-cell>
          <table:table-cell table:style-name="Tabel2.A1" office:value-type="string">
            <text:p text:style-name="P99"/>
          </table:table-cell>
          <table:table-cell table:style-name="Tabel2.D6" office:value-type="string">
            <text:p text:style-name="P100"><text:span text:style-name="T102">Selecteer</text:span><text:span text:style-name="T231"> </text:span><text:span text:style-name="Strong_20_Emphasis"><text:span text:style-name="T232">4</text:span></text:span><text:span text:style-name="T233"> </text:span><text:span text:style-name="T250">Gebruiker inrichten</text:span><text:span text:style-name="T106">.</text:span></text:p>
          </table:table-cell>
        </table:table-row>
        <table:table-row>
          <table:table-cell table:style-name="Tabel2.A1" office:value-type="string">
            <text:p text:style-name="P99"/>
          </table:table-cell>
          <table:table-cell table:style-name="Tabel2.A1" office:value-type="string">
            <text:p text:style-name="P99"/>
          </table:table-cell>
          <table:table-cell table:style-name="Tabel2.A1" office:value-type="string">
            <text:p text:style-name="P99"/>
          </table:table-cell>
          <table:table-cell table:style-name="Tabel2.D7" office:value-type="string">
            <text:p text:style-name="P101"><text:span text:style-name="T91">V</text:span><text:span text:style-name="T92">olg </text:span><text:span text:style-name="T58">de aanwijzingen op het scherm.</text:span></text:p>
          </table:table-cell>
        </table:table-row>
      </table:table>
      <text:p text:style-name="P102"/>
      <text:p text:style-name="P103"/>
      <text:p text:style-name="P104"><text:span text:style-name="T251">E</text:span><text:span text:style-name="T252">inde c</text:span><text:span text:style-name="T253">hecklist, </text:span><text:span text:style-name="T254">d</text:span><text:span text:style-name="T253">e</text:span><text:span text:style-name="T255"> installatie van </text:span><text:span text:style-name="T255"><text:user-field-get text:name="Distro">Debian</text:user-field-get></text:span><text:span text:style-name="T119"><text:s/></text:span><text:span text:style-name="T120">Des</text:span><text:span text:style-name="T256">k</text:span><text:span text:style-name="T120">top</text:span><text:span text:style-name="T121"> </text:span><text:span text:style-name="T255">is voltooid.</text:span></text:p>
      <text:p text:style-name="P105"/>
      <text:list text:style-name="L2">
        <text:list-header>
          <text:p text:style-name="P106"><text:span text:style-name="T257">Geschreven door </text:span><text:a xlink:type="simple" xlink:href="mailto:info@karelzimmer.nl?subject=Checklist%20installatie%20Linux" text:style-name="Internet_20_link" text:visited-style-name="Visited_20_Internet_20_Link"><text:span text:style-name="T258">Karel Zimmer</text:span></text:a><text:span text:style-name="T259">.</text:span></text:p>
          <text:p text:style-name="P107"><text:span text:style-name="T260">Licentie </text:span><text:span text:style-name="T259">C</text:span><text:span text:style-name="T261">C0</text:span><text:span text:style-name="T259"> 1.0 </text:span><text:span text:style-name="T262"><draw:a xlink:type="simple" xlink:href="https://creativecommons.org/publicdomain/zero/1.0/deed.nl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62"><text:s/></text:span><text:span text:style-name="T262"><draw:a xlink:type="simple" xlink:href="https://creativecommons.org/publicdomain/zero/1.0/deed.nl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62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3" svg:font-family="'Liberation Sans'" style:font-adornments="Standaard" style:font-family-generic="swiss" style:font-pitch="variable"/>
    <style:font-face style:name="Liberation Sans4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3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3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3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3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2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4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terk_20_accent_20_voetnoot" style:display-name="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1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file-name text:display="name">Checklist-installatie-Debian-desktop</text:file-name><text:tab/><text:tab/><text:date style:data-style-name="N36" text:date-value="2026-01-24T12:00:08.507487550">24-01-2026</text:date></text:p>
      </style:header>
      <style:footer>
        <text:p text:style-name="MP1"><text:span text:style-name="MT1">Karel Zimmer</text:span><text:tab/><text:tab/><text:span text:style-name="MT2">Pagina </text:span><text:page-number style:num-format="1" text:select-page="current">4</text:page-number><text:s/><text:span text:style-name="MT2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6-01-24T12:00:08.441821815</dc:date>
    <meta:keyword>Installatie</meta:keyword>
    <meta:keyword>Checklist</meta:keyword>
    <meta:keyword>Linux</meta:keyword>
    <meta:editing-cycles>7183</meta:editing-cycles>
    <meta:editing-duration>P13DT4H59M44S</meta:editing-duration>
    <meta:print-date>2025-02-26T16:34:17.960837243</meta:print-date>
    <dc:creator>Karel Zimmer</dc:creator>
    <meta:document-statistic meta:table-count="4" meta:image-count="2" meta:object-count="0" meta:page-count="4" meta:paragraph-count="99" meta:word-count="595" meta:character-count="3944" meta:non-whitespace-character-count="3423"/>
    <meta:user-defined meta:name="Info 1"/>
    <meta:user-defined meta:name="Info 2"/>
    <meta:user-defined meta:name="Info 3"/>
    <meta:user-defined meta:name="Info 4"/>
  </office:meta>
</office:document-meta>
</file>